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0.2354in"/>
    </style:style>
    <style:style style:name="co8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0.1819in"/>
    </style:style>
    <style:style style:name="co10" style:family="table-column">
      <style:table-column-properties fo:break-before="auto" style:column-width="0.4071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1.0075in"/>
    </style:style>
    <style:style style:name="co13" style:family="table-column">
      <style:table-column-properties fo:break-before="auto" style:column-width="1.3398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2.1764in"/>
    </style:style>
    <style:style style:name="co16" style:family="table-column">
      <style:table-column-properties fo:break-before="auto" style:column-width="2.2618in"/>
    </style:style>
    <style:style style:name="ro1" style:family="table-row">
      <style:table-row-properties style:row-height="0.4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end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8" style:family="table-cell" style:parent-style-name="Default" style:data-style-name="N125">
      <style:table-cell-properties fo:background-color="#ffffff"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fo:font-size="14pt" style:font-size-asian="14pt" style:font-size-complex="14pt"/>
    </style:style>
    <style:style style:name="ce10" style:family="table-cell" style:parent-style-name="Default" style:data-style-name="N125">
      <style:table-cell-properties fo:background-color="#ffff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122">
      <style:table-cell-properties fo:background-color="#ffff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4"/>
        <table:table-column table:style-name="co8" table:default-cell-style-name="ce5"/>
        <table:table-column table:style-name="co6" table:default-cell-style-name="ce6"/>
        <table:table-column table:style-name="co9" table:default-cell-style-name="ce4"/>
        <table:table-column table:style-name="co10" table:default-cell-style-name="ce5"/>
        <table:table-column table:style-name="co11" table:default-cell-style-name="ce7"/>
        <table:table-column table:style-name="co12" table:default-cell-style-name="ce8"/>
        <table:table-column table:style-name="co13" table:default-cell-style-name="ce8"/>
        <table:table-column table:style-name="co1" table:default-cell-style-name="ce3"/>
        <table:table-column table:style-name="co14" table:default-cell-style-name="ce9"/>
        <table:table-column table:style-name="co1" table:number-columns-repeated="2" table:default-cell-style-name="ce3"/>
        <table:table-column table:style-name="co15" table:default-cell-style-name="ce10"/>
        <table:table-column table:style-name="co16" table:default-cell-style-name="ce11"/>
        <table:table-column table:style-name="co1" table:number-columns-repeated="1004" table:default-cell-style-name="ce1"/>
        <table:table-row table:style-name="ro1">
          <table:table-cell/>
          <table:table-cell office:value-type="string" calcext:value-type="string">
            <text:p>Constant n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π</text:p>
          </table:table-cell>
          <table:table-cell/>
          <table:table-cell office:value-type="string" calcext:value-type="string">
            <text:p>decimal</text:p>
          </table:table-cell>
          <table:table-cell office:value-type="string" calcext:value-type="string">
            <text:p>calculated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NIST decimal</text:p>
          </table:table-cell>
          <table:table-cell office:value-type="string" calcext:value-type="string">
            <text:p><text:s text:c="2"/>sugg - NIST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4" office:value-type="float" office:value="3.1415926" calcext:value-type="float">
            <text:p>3.1415926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st rad spctral ra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19366207318922" calcext:value-type="float">
            <text:p>1.1937</text:p>
          </table:table-cell>
          <table:table-cell table:formula="of:=([.D3]^[.E3])*([.G3]^[.H3])*([.$K$2]^[.K3])" office:value-type="float" office:value="0.11936620935509" calcext:value-type="float">
            <text:p>0.1194</text:p>
          </table:table-cell>
          <table:table-cell/>
          <table:table-cell office:value-type="string" calcext:value-type="string">
            <text:p>W m^2 sr^-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1.191042722" calcext:value-type="float">
            <text:p>1.1910</text:p>
          </table:table-cell>
          <table:table-cell office:value-type="float" office:value="0.00261935" calcext:value-type="float">
            <text:p>0.00262</text:p>
          </table:table-cell>
          <table:table-cell table:formula="of:=+[.S3]+[.T3]" office:value-type="float" office:value="1.193662072" calcext:value-type="float">
            <text:p>1.19366207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nd radiation const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43239448782706" calcext:value-type="float">
            <text:p>1.4324</text:p>
          </table:table-cell>
          <table:table-cell table:formula="of:=([.D4]^[.E4])*([.G4]^[.H4])*([.$K$2]^[.K4])" office:value-type="float" office:value="1.43239451226107" calcext:value-type="float">
            <text:p>1.4324</text:p>
          </table:table-cell>
          <table:table-cell/>
          <table:table-cell office:value-type="string" calcext:value-type="string">
            <text:p>m K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.4387752" calcext:value-type="float">
            <text:p>1.4388</text:p>
          </table:table-cell>
          <table:table-cell office:value-type="float" office:value="-0.00638071" calcext:value-type="float">
            <text:p>-0.00638</text:p>
          </table:table-cell>
          <table:table-cell table:formula="of:=+[.S4]+[.T4]" office:value-type="float" office:value="1.43239449" calcext:value-type="float">
            <text:p>1.43239449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u 1st hyperpolarizabilit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3.20637457540464" calcext:value-type="float">
            <text:p>3.2064</text:p>
          </table:table-cell>
          <table:table-cell table:formula="of:=([.D5]^[.E5])*([.G5]^[.H5])*([.$K$2]^[.K5])" office:value-type="float" office:value="0.170979503229637" calcext:value-type="float">
            <text:p>0.1710</text:p>
          </table:table-cell>
          <table:table-cell/>
          <table:table-cell office:value-type="string" calcext:value-type="string">
            <text:p>C^3 m^3 J^-2</text:p>
          </table:table-cell>
          <table:table-cell office:value-type="float" office:value="-53" calcext:value-type="float">
            <text:p>-53</text:p>
          </table:table-cell>
          <table:table-cell/>
          <table:table-cell office:value-type="float" office:value="3.206364574" calcext:value-type="float">
            <text:p>3.2064</text:p>
          </table:table-cell>
          <table:table-cell office:value-type="float" office:value="0.00001" calcext:value-type="float">
            <text:p>0.00001</text:p>
          </table:table-cell>
          <table:table-cell table:formula="of:=+[.S5]+[.T5]" office:value-type="float" office:value="3.206374574" calcext:value-type="float">
            <text:p>3.206374574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u 2nd hyperpolarizabilit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office:value-type="float" office:value="6.23538290724797" calcext:value-type="float">
            <text:p>6.2354</text:p>
          </table:table-cell>
          <table:table-cell table:formula="of:=([.D6]^[.E6])*([.G6]^[.H6])*([.$K$2]^[.K6])" office:value-type="float" office:value="0.244910102135256" calcext:value-type="float">
            <text:p>0.2449</text:p>
          </table:table-cell>
          <table:table-cell/>
          <table:table-cell office:value-type="string" calcext:value-type="string">
            <text:p>C^4 m^4 J^-3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6.23538112" calcext:value-type="float">
            <text:p>6.2354</text:p>
          </table:table-cell>
          <table:table-cell office:value-type="float" office:value="0.00000179" calcext:value-type="float">
            <text:p>0.00000</text:p>
          </table:table-cell>
          <table:table-cell table:formula="of:=+[.S6]+[.T6]" office:value-type="float" office:value="6.23538291" calcext:value-type="float">
            <text:p>6.23538291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u charg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59154943091896" calcext:value-type="float">
            <text:p>1.5915</text:p>
          </table:table-cell>
          <table:table-cell table:formula="of:=([.D7]^[.E7])*([.G7]^[.H7])*([.$K$2]^[.K7])" office:value-type="float" office:value="0.159154945806786" calcext:value-type="float">
            <text:p>0.15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1.602176462" calcext:value-type="float">
            <text:p>1.6022</text:p>
          </table:table-cell>
          <table:table-cell office:value-type="float" office:value="-0.01062703" calcext:value-type="float">
            <text:p>-0.01063</text:p>
          </table:table-cell>
          <table:table-cell table:formula="of:=+[.S7]+[.T7]" office:value-type="float" office:value="1.591549432" calcext:value-type="float">
            <text:p>1.591549432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u charge density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1.06591727531765" calcext:value-type="float">
            <text:p>1.0659</text:p>
          </table:table-cell>
          <table:table-cell table:formula="of:=([.D8]^[.E8])*([.G8]^[.H8])*([.$K$2]^[.K8])" office:value-type="float" office:value="1065.91723895247" calcext:value-type="float">
            <text:p>1065.9172</text:p>
          </table:table-cell>
          <table:table-cell/>
          <table:table-cell office:value-type="string" calcext:value-type="string">
            <text:p>C m^-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.081202285" calcext:value-type="float">
            <text:p>1.0812</text:p>
          </table:table-cell>
          <table:table-cell office:value-type="float" office:value="-0.01528501" calcext:value-type="float">
            <text:p>-0.01529</text:p>
          </table:table-cell>
          <table:table-cell table:formula="of:=+[.S8]+[.T8]" office:value-type="float" office:value="1.065917275" calcext:value-type="float">
            <text:p>1.065917275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u curr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6.53197264742182" calcext:value-type="float">
            <text:p>6.5320</text:p>
          </table:table-cell>
          <table:table-cell table:formula="of:=([.D9]^[.E9])*([.G9]^[.H9])*([.$K$2]^[.K9])" office:value-type="float" office:value="6.53197264742181" calcext:value-type="float">
            <text:p>6.532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6.62361753" calcext:value-type="float">
            <text:p>6.6236</text:p>
          </table:table-cell>
          <table:table-cell office:value-type="float" office:value="-0.09164488" calcext:value-type="float">
            <text:p>-0.09164</text:p>
          </table:table-cell>
          <table:table-cell table:formula="of:=+[.S9]+[.T9]" office:value-type="float" office:value="6.53197265" calcext:value-type="float">
            <text:p>6.53197265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u dipole mo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8.44343197019481" calcext:value-type="float">
            <text:p>8.4434</text:p>
          </table:table-cell>
          <table:table-cell table:formula="of:=([.D10]^[.E10])*([.G10]^[.H10])*([.$K$2]^[.K10])" office:value-type="float" office:value="0.00844343225825366" calcext:value-type="float">
            <text:p>0.0084</text:p>
          </table:table-cell>
          <table:table-cell/>
          <table:table-cell office:value-type="string" calcext:value-type="string">
            <text:p>C m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8.47835267" calcext:value-type="float">
            <text:p>8.4784</text:p>
          </table:table-cell>
          <table:table-cell office:value-type="float" office:value="-0.0349207" calcext:value-type="float">
            <text:p>-0.03492</text:p>
          </table:table-cell>
          <table:table-cell table:formula="of:=+[.S10]+[.T10]" office:value-type="float" office:value="8.44343197" calcext:value-type="float">
            <text:p>8.44343197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u elec fiel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5.13019932064746" calcext:value-type="float">
            <text:p>5.1302</text:p>
          </table:table-cell>
          <table:table-cell table:formula="of:=([.D11]^[.E11])*([.G11]^[.H11])*([.$K$2]^[.K11])" office:value-type="float" office:value="5.13019923313569" calcext:value-type="float">
            <text:p>5.1302</text:p>
          </table:table-cell>
          <table:table-cell/>
          <table:table-cell office:value-type="string" calcext:value-type="string">
            <text:p>V m^-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14220624" calcext:value-type="float">
            <text:p>5.1422</text:p>
          </table:table-cell>
          <table:table-cell office:value-type="float" office:value="-0.01200692" calcext:value-type="float">
            <text:p>-0.01201</text:p>
          </table:table-cell>
          <table:table-cell table:formula="of:=+[.S11]+[.T11]" office:value-type="float" office:value="5.13019932" calcext:value-type="float">
            <text:p>5.1301993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u elec field gradi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9.67019789831849" calcext:value-type="float">
            <text:p>9.6702</text:p>
          </table:table-cell>
          <table:table-cell table:formula="of:=([.D12]^[.E12])*([.G12]^[.H12])*([.$K$2]^[.K12])" office:value-type="float" office:value="96.7019756840686" calcext:value-type="float">
            <text:p>96.7020</text:p>
          </table:table-cell>
          <table:table-cell/>
          <table:table-cell office:value-type="string" calcext:value-type="string">
            <text:p>V m^-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.71736153" calcext:value-type="float">
            <text:p>9.7174</text:p>
          </table:table-cell>
          <table:table-cell office:value-type="float" office:value="-0.04716363" calcext:value-type="float">
            <text:p>-0.04716</text:p>
          </table:table-cell>
          <table:table-cell table:formula="of:=+[.S12]+[.T12]" office:value-type="float" office:value="9.6701979" calcext:value-type="float">
            <text:p>9.6701979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 u elec potenti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2.72165526975909" calcext:value-type="float">
            <text:p>2.7217</text:p>
          </table:table-cell>
          <table:table-cell table:formula="of:=([.D13]^[.E13])*([.G13]^[.H13])*([.$K$2]^[.K13])" office:value-type="float" office:value="0.272165526975909" calcext:value-type="float">
            <text:p>0.2722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7113834" calcext:value-type="float">
            <text:p>2.7114</text:p>
          </table:table-cell>
          <table:table-cell office:value-type="float" office:value="0.01027187" calcext:value-type="float">
            <text:p>0.01027</text:p>
          </table:table-cell>
          <table:table-cell table:formula="of:=+[.S13]+[.T13]" office:value-type="float" office:value="2.72165527" calcext:value-type="float">
            <text:p>2.72165527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 u for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8.16496580927728" calcext:value-type="float">
            <text:p>8.1650</text:p>
          </table:table-cell>
          <table:table-cell table:formula="of:=([.D14]^[.E14])*([.G14]^[.H14])*([.$K$2]^[.K14])" office:value-type="float" office:value="0.816496580927726" calcext:value-type="float">
            <text:p>0.816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8.23872181" calcext:value-type="float">
            <text:p>8.2387</text:p>
          </table:table-cell>
          <table:table-cell office:value-type="float" office:value="-0.073756" calcext:value-type="float">
            <text:p>-0.07376</text:p>
          </table:table-cell>
          <table:table-cell table:formula="of:=+[.S14]+[.T14]" office:value-type="float" office:value="8.16496581" calcext:value-type="float">
            <text:p>8.16496581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 u magn dipol mo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84207110060064" calcext:value-type="float">
            <text:p>1.8421</text:p>
          </table:table-cell>
          <table:table-cell table:formula="of:=([.D15]^[.E15])*([.G15]^[.H15])*([.$K$2]^[.K15])" office:value-type="float" office:value="0.000184207113202299" calcext:value-type="float">
            <text:p>0.0002</text:p>
          </table:table-cell>
          <table:table-cell/>
          <table:table-cell office:value-type="string" calcext:value-type="string">
            <text:p>J T^-1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1.854801799" calcext:value-type="float">
            <text:p>1.8548</text:p>
          </table:table-cell>
          <table:table-cell office:value-type="float" office:value="-0.0127307" calcext:value-type="float">
            <text:p>-0.01273</text:p>
          </table:table-cell>
          <table:table-cell table:formula="of:=+[.S15]+[.T15]" office:value-type="float" office:value="1.842071099" calcext:value-type="float">
            <text:p>1.842071099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u magn flux densit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2.35619449019234" calcext:value-type="float">
            <text:p>2.3562</text:p>
          </table:table-cell>
          <table:table-cell table:formula="of:=([.D16]^[.E16])*([.G16]^[.H16])*([.$K$2]^[.K16])" office:value-type="float" office:value="2.35619445" calcext:value-type="float">
            <text:p>2.3562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350517349" calcext:value-type="float">
            <text:p>2.3505</text:p>
          </table:table-cell>
          <table:table-cell office:value-type="float" office:value="0.00567714" calcext:value-type="float">
            <text:p>0.00568</text:p>
          </table:table-cell>
          <table:table-cell table:formula="of:=+[.S16]+[.T16]" office:value-type="float" office:value="2.356194489" calcext:value-type="float">
            <text:p>2.356194489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 u magnetizabilt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7.8179925649952" calcext:value-type="float">
            <text:p>7.8180</text:p>
          </table:table-cell>
          <table:table-cell table:formula="of:=([.D17]^[.E17])*([.G17]^[.H17])*([.$K$2]^[.K17])" office:value-type="float" office:value="0.0000781799283171636" calcext:value-type="float">
            <text:p>0.0001</text:p>
          </table:table-cell>
          <table:table-cell/>
          <table:table-cell office:value-type="string" calcext:value-type="string">
            <text:p>J T^-2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7.89103641" calcext:value-type="float">
            <text:p>7.8910</text:p>
          </table:table-cell>
          <table:table-cell office:value-type="float" office:value="-0.07304385" calcext:value-type="float">
            <text:p>-0.07304</text:p>
          </table:table-cell>
          <table:table-cell table:formula="of:=+[.S17]+[.T17]" office:value-type="float" office:value="7.81799256" calcext:value-type="float">
            <text:p>7.81799256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u moment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98943678864869" calcext:value-type="float">
            <text:p>1.9894</text:p>
          </table:table-cell>
          <table:table-cell table:formula="of:=([.D18]^[.E18])*([.G18]^[.H18])*([.$K$2]^[.K18])" office:value-type="float" office:value="0.0198943682258483" calcext:value-type="float">
            <text:p>0.0199</text:p>
          </table:table-cell>
          <table:table-cell/>
          <table:table-cell office:value-type="string" calcext:value-type="string">
            <text:p>kg m s^-1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1.99285151" calcext:value-type="float">
            <text:p>1.9929</text:p>
          </table:table-cell>
          <table:table-cell office:value-type="float" office:value="-0.00341472" calcext:value-type="float">
            <text:p>-0.00341</text:p>
          </table:table-cell>
          <table:table-cell table:formula="of:=+[.S18]+[.T18]" office:value-type="float" office:value="1.98943679" calcext:value-type="float">
            <text:p>1.98943679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 u permitivit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.10227038425243" calcext:value-type="float">
            <text:p>1.1023</text:p>
          </table:table-cell>
          <table:table-cell table:formula="of:=([.D19]^[.E19])*([.G19]^[.H19])*([.$K$2]^[.K19])" office:value-type="float" office:value="11.0227038425243" calcext:value-type="float">
            <text:p>11.0227</text:p>
          </table:table-cell>
          <table:table-cell/>
          <table:table-cell office:value-type="string" calcext:value-type="string">
            <text:p>F m^-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.112650056" calcext:value-type="float">
            <text:p>1.1127</text:p>
          </table:table-cell>
          <table:table-cell office:value-type="float" office:value="-0.01037967" calcext:value-type="float">
            <text:p>-0.01038</text:p>
          </table:table-cell>
          <table:table-cell table:formula="of:=+[.S19]+[.T19]" office:value-type="float" office:value="1.102270386" calcext:value-type="float">
            <text:p>1.102270386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 u polariz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office:value-type="float" office:value="1.64582922464563" calcext:value-type="float">
            <text:p>1.6458</text:p>
          </table:table-cell>
          <table:table-cell table:formula="of:=([.D20]^[.E20])*([.G20]^[.H20])*([.$K$2]^[.K20])" office:value-type="float" office:value="0.00164582930887323" calcext:value-type="float">
            <text:p>0.0016</text:p>
          </table:table-cell>
          <table:table-cell/>
          <table:table-cell office:value-type="string" calcext:value-type="string">
            <text:p>C^2 m^2 J^-1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float" office:value="1.648777251" calcext:value-type="float">
            <text:p>1.6488</text:p>
          </table:table-cell>
          <table:table-cell office:value-type="float" office:value="-0.00294803" calcext:value-type="float">
            <text:p>-0.00295</text:p>
          </table:table-cell>
          <table:table-cell table:formula="of:=+[.S20]+[.T20]" office:value-type="float" office:value="1.645829221" calcext:value-type="float">
            <text:p>1.645829221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 u quadrop mo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office:value-type="float" office:value="4.47937978238033" calcext:value-type="float">
            <text:p>4.4794</text:p>
          </table:table-cell>
          <table:table-cell table:formula="of:=([.D21]^[.E21])*([.G21]^[.H21])*([.$K$2]^[.K21])" office:value-type="float" office:value="0.000447938001161877" calcext:value-type="float">
            <text:p>0.0004</text:p>
          </table:table-cell>
          <table:table-cell/>
          <table:table-cell office:value-type="string" calcext:value-type="string">
            <text:p>C m^2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4.486551" calcext:value-type="float">
            <text:p>4.4866</text:p>
          </table:table-cell>
          <table:table-cell office:value-type="float" office:value="-0.00717122" calcext:value-type="float">
            <text:p>-0.00717</text:p>
          </table:table-cell>
          <table:table-cell table:formula="of:=+[.S21]+[.T21]" office:value-type="float" office:value="4.47937978" calcext:value-type="float">
            <text:p>4.47937978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 u tim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2.43655250385524" calcext:value-type="float">
            <text:p>2.4366</text:p>
          </table:table-cell>
          <table:table-cell table:formula="of:=([.D22]^[.E22])*([.G22]^[.H22])*([.$K$2]^[.K22])" office:value-type="float" office:value="0.0243655254541834" calcext:value-type="float">
            <text:p>0.024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.418884327" calcext:value-type="float">
            <text:p>2.4189</text:p>
          </table:table-cell>
          <table:table-cell office:value-type="float" office:value="0.01766818" calcext:value-type="float">
            <text:p>0.01767</text:p>
          </table:table-cell>
          <table:table-cell table:formula="of:=+[.S22]+[.T22]" office:value-type="float" office:value="2.436552507" calcext:value-type="float">
            <text:p>2.436552507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 u velocit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2.17732421580727" calcext:value-type="float">
            <text:p>2.1773</text:p>
          </table:table-cell>
          <table:table-cell table:formula="of:=([.D23]^[.E23])*([.G23]^[.H23])*([.$K$2]^[.K23])" office:value-type="float" office:value="2.17732421580727" calcext:value-type="float">
            <text:p>2.1773</text:p>
          </table:table-cell>
          <table:table-cell/>
          <table:table-cell office:value-type="string" calcext:value-type="string">
            <text:p>m s^-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187691253" calcext:value-type="float">
            <text:p>2.1877</text:p>
          </table:table-cell>
          <table:table-cell office:value-type="float" office:value="-0.01036704" calcext:value-type="float">
            <text:p>-0.01037</text:p>
          </table:table-cell>
          <table:table-cell table:formula="of:=+[.S23]+[.T23]" office:value-type="float" office:value="2.177324213" calcext:value-type="float">
            <text:p>2.177324213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bsolute zer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2.7347108103272" calcext:value-type="float">
            <text:p>2.7347</text:p>
          </table:table-cell>
          <table:table-cell table:formula="of:=([.D24]^[.E24])*([.G24]^[.H24])*([.$K$2]^[.K24])" office:value-type="float" office:value="27.3471085697635" calcext:value-type="float">
            <text:p>27.3471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515" calcext:value-type="float">
            <text:p>2.7515</text:p>
          </table:table-cell>
          <table:table-cell office:value-type="float" office:value="-0.01678919" calcext:value-type="float">
            <text:p>-0.01679</text:p>
          </table:table-cell>
          <table:table-cell table:formula="of:=+[.S24]+[.T24]" office:value-type="float" office:value="2.73471081" calcext:value-type="float">
            <text:p>2.73471081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pha particle m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6.63378666956891" calcext:value-type="float">
            <text:p>6.6338</text:p>
          </table:table-cell>
          <table:table-cell table:formula="of:=([.D25]^[.E25])*([.G25]^[.H25])*([.$K$2]^[.K25])" office:value-type="float" office:value="0.000663378689588934" calcext:value-type="float">
            <text:p>0.0007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6.64465598" calcext:value-type="float">
            <text:p>6.6447</text:p>
          </table:table-cell>
          <table:table-cell office:value-type="float" office:value="-0.01086931" calcext:value-type="float">
            <text:p>-0.01087</text:p>
          </table:table-cell>
          <table:table-cell table:formula="of:=+[.S25]+[.T25]" office:value-type="float" office:value="6.63378667" calcext:value-type="float">
            <text:p>6.63378667</text:p>
          </table:table-cell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m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65398668626538" calcext:value-type="float">
            <text:p>1.6540</text:p>
          </table:table-cell>
          <table:table-cell table:formula="of:=([.D26]^[.E26])*([.G26]^[.H26])*([.$K$2]^[.K26])" office:value-type="float" office:value="1.65398671447935" calcext:value-type="float">
            <text:p>1.6540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1.66053873" calcext:value-type="float">
            <text:p>1.6605</text:p>
          </table:table-cell>
          <table:table-cell office:value-type="float" office:value="-0.00655204" calcext:value-type="float">
            <text:p>-0.00655</text:p>
          </table:table-cell>
          <table:table-cell table:formula="of:=+[.S26]+[.T26]" office:value-type="float" office:value="1.65398669" calcext:value-type="float">
            <text:p>1.65398669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gstrom sta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50052719359518" calcext:value-type="float">
            <text:p>1.5005</text:p>
          </table:table-cell>
          <table:table-cell table:formula="of:=([.D27]^[.E27])*([.G27]^[.H27])*([.$K$2]^[.K27])" office:value-type="float" office:value="0.150052721919141" calcext:value-type="float">
            <text:p>0.1501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.5101" calcext:value-type="float">
            <text:p>1.5101</text:p>
          </table:table-cell>
          <table:table-cell office:value-type="float" office:value="-0.00957281" calcext:value-type="float">
            <text:p>-0.00957</text:p>
          </table:table-cell>
          <table:table-cell table:formula="of:=+[.S27]+[.T27]" office:value-type="float" office:value="1.50052719" calcext:value-type="float">
            <text:p>1.50052719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stronomical uni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.49947299162844" calcext:value-type="float">
            <text:p>1.4995</text:p>
          </table:table-cell>
          <table:table-cell table:formula="of:=([.D28]^[.E28])*([.G28]^[.H28])*([.$K$2]^[.K28])" office:value-type="float" office:value="14.994729660502" calcext:value-type="float">
            <text:p>14.9947</text:p>
          </table:table-cell>
          <table:table-cell/>
          <table:table-cell office:value-type="string" calcext:value-type="string">
            <text:p>km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496" calcext:value-type="float">
            <text:p>1.4960</text:p>
          </table:table-cell>
          <table:table-cell office:value-type="float" office:value="0.00347299" calcext:value-type="float">
            <text:p>0.00347</text:p>
          </table:table-cell>
          <table:table-cell table:formula="of:=+[.S28]+[.T28]" office:value-type="float" office:value="1.49947299" calcext:value-type="float">
            <text:p>1.49947299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vagadr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6.04599788078071" calcext:value-type="float">
            <text:p>6.0460</text:p>
          </table:table-cell>
          <table:table-cell table:formula="of:=([.D29]^[.E29])*([.G29]^[.H29])*([.$K$2]^[.K29])" office:value-type="float" office:value="0.604599777764712" calcext:value-type="float">
            <text:p>0.6046</text:p>
          </table:table-cell>
          <table:table-cell/>
          <table:table-cell office:value-type="string" calcext:value-type="string">
            <text:p>mol^-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.02214199" calcext:value-type="float">
            <text:p>6.0221</text:p>
          </table:table-cell>
          <table:table-cell office:value-type="float" office:value="0.02385589" calcext:value-type="float">
            <text:p>0.02386</text:p>
          </table:table-cell>
          <table:table-cell table:formula="of:=+[.S29]+[.T29]" office:value-type="float" office:value="6.04599788" calcext:value-type="float">
            <text:p>6.04599788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hr magne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9.26251354071094" calcext:value-type="float">
            <text:p>9.2625</text:p>
          </table:table-cell>
          <table:table-cell table:formula="of:=([.D30]^[.E30])*([.G30]^[.H30])*([.$K$2]^[.K30])" office:value-type="float" office:value="0.000926251369871242" calcext:value-type="float">
            <text:p>0.0009</text:p>
          </table:table-cell>
          <table:table-cell/>
          <table:table-cell office:value-type="string" calcext:value-type="string">
            <text:p>J T^-1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9.27400899" calcext:value-type="float">
            <text:p>9.2740</text:p>
          </table:table-cell>
          <table:table-cell office:value-type="float" office:value="-0.01149545" calcext:value-type="float">
            <text:p>-0.01150</text:p>
          </table:table-cell>
          <table:table-cell table:formula="of:=+[.S30]+[.T30]" office:value-type="float" office:value="9.26251354" calcext:value-type="float">
            <text:p>9.26251354</text:p>
          </table:table-cell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hr radiu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5.30516476972985" calcext:value-type="float">
            <text:p>5.3052</text:p>
          </table:table-cell>
          <table:table-cell table:formula="of:=([.D31]^[.E31])*([.G31]^[.H31])*([.$K$2]^[.K31])" office:value-type="float" office:value="0.053051648602262" calcext:value-type="float">
            <text:p>0.0531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291772083" calcext:value-type="float">
            <text:p>5.2918</text:p>
          </table:table-cell>
          <table:table-cell office:value-type="float" office:value="0.01339269" calcext:value-type="float">
            <text:p>0.01339</text:p>
          </table:table-cell>
          <table:table-cell table:formula="of:=+[.S31]+[.T31]" office:value-type="float" office:value="5.305164773" calcext:value-type="float">
            <text:p>5.305164773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ltzman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1.37880666699198" calcext:value-type="float">
            <text:p>1.3788</text:p>
          </table:table-cell>
          <table:table-cell table:formula="of:=([.D32]^[.E32])*([.G32]^[.H32])*([.$K$2]^[.K32])" office:value-type="float" office:value="0.013788067140318" calcext:value-type="float">
            <text:p>0.0138</text:p>
          </table:table-cell>
          <table:table-cell/>
          <table:table-cell office:value-type="string" calcext:value-type="string">
            <text:p>J K^-1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1.3806503" calcext:value-type="float">
            <text:p>1.3807</text:p>
          </table:table-cell>
          <table:table-cell office:value-type="float" office:value="-0.00184363" calcext:value-type="float">
            <text:p>-0.00184</text:p>
          </table:table-cell>
          <table:table-cell table:formula="of:=+[.S32]+[.T32]" office:value-type="float" office:value="1.37880667" calcext:value-type="float">
            <text:p>1.37880667</text:p>
          </table:table-cell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ar imp vacuu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3.76991118430775" calcext:value-type="float">
            <text:p>3.7699</text:p>
          </table:table-cell>
          <table:table-cell table:formula="of:=([.D33]^[.E33])*([.G33]^[.H33])*([.$K$2]^[.K33])" office:value-type="float" office:value="37.6991112" calcext:value-type="float">
            <text:p>37.6991</text:p>
          </table:table-cell>
          <table:table-cell/>
          <table:table-cell office:value-type="string" calcext:value-type="string">
            <text:p>oh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767303135" calcext:value-type="float">
            <text:p>3.7673</text:p>
          </table:table-cell>
          <table:table-cell office:value-type="float" office:value="0.00260805" calcext:value-type="float">
            <text:p>0.00261</text:p>
          </table:table-cell>
          <table:table-cell table:formula="of:=+[.S33]+[.T33]" office:value-type="float" office:value="3.769911185" calcext:value-type="float">
            <text:p>3.769911185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lassical elect radiu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2.81447732339827" calcext:value-type="float">
            <text:p>2.8145</text:p>
          </table:table-cell>
          <table:table-cell table:formula="of:=([.D34]^[.E34])*([.G34]^[.H34])*([.$K$2]^[.K34])" office:value-type="float" office:value="0.00281447741941789" calcext:value-type="float">
            <text:p>0.0028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.817940285" calcext:value-type="float">
            <text:p>2.8179</text:p>
          </table:table-cell>
          <table:table-cell office:value-type="float" office:value="-0.00346296" calcext:value-type="float">
            <text:p>-0.00346</text:p>
          </table:table-cell>
          <table:table-cell table:formula="of:=+[.S34]+[.T34]" office:value-type="float" office:value="2.814477325" calcext:value-type="float">
            <text:p>2.814477325</text:p>
          </table:table-cell>
          <table:table-cell table:number-columns-repeated="100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on / 2 pi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3.84764949048558" calcext:value-type="float">
            <text:p>3.8476</text:p>
          </table:table-cell>
          <table:table-cell table:formula="of:=([.D35]^[.E35])*([.G35]^[.H35])*([.$K$2]^[.K35])" office:value-type="float" office:value="3.84764942485177" calcext:value-type="float">
            <text:p>3.8476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.86159642" calcext:value-type="float">
            <text:p>3.8616</text:p>
          </table:table-cell>
          <table:table-cell office:value-type="float" office:value="-0.01394693" calcext:value-type="float">
            <text:p>-0.01395</text:p>
          </table:table-cell>
          <table:table-cell table:formula="of:=+[.S35]+[.T35]" office:value-type="float" office:value="3.84764949" calcext:value-type="float">
            <text:p>3.84764949</text:p>
          </table:table-cell>
          <table:table-cell table:number-columns-repeated="100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pton wavelng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2.4308540536242" calcext:value-type="float">
            <text:p>2.4309</text:p>
          </table:table-cell>
          <table:table-cell table:formula="of:=([.D36]^[.E36])*([.G36]^[.H36])*([.$K$2]^[.K36])" office:value-type="float" office:value="24.3085409509009" calcext:value-type="float">
            <text:p>24.3085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2.426310215" calcext:value-type="float">
            <text:p>2.4263</text:p>
          </table:table-cell>
          <table:table-cell office:value-type="float" office:value="0.00454384" calcext:value-type="float">
            <text:p>0.00454</text:p>
          </table:table-cell>
          <table:table-cell table:formula="of:=+[.S36]+[.T36]" office:value-type="float" office:value="2.430854055" calcext:value-type="float">
            <text:p>2.430854055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ductance quant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7.5398223686155" calcext:value-type="float">
            <text:p>7.5398</text:p>
          </table:table-cell>
          <table:table-cell table:formula="of:=([.D37]^[.E37])*([.G37]^[.H37])*([.$K$2]^[.K37])" office:value-type="float" office:value="75.3982224" calcext:value-type="float">
            <text:p>75.398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7.748091696" calcext:value-type="float">
            <text:p>7.7481</text:p>
          </table:table-cell>
          <table:table-cell office:value-type="float" office:value="-0.20826933" calcext:value-type="float">
            <text:p>-0.20827</text:p>
          </table:table-cell>
          <table:table-cell table:formula="of:=+[.S37]+[.T37]" office:value-type="float" office:value="7.539822366" calcext:value-type="float">
            <text:p>7.539822366</text:p>
          </table:table-cell>
          <table:table-cell table:number-columns-repeated="100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u x uni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2.07846096908266" calcext:value-type="float">
            <text:p>2.0785</text:p>
          </table:table-cell>
          <table:table-cell table:formula="of:=([.D38]^[.E38])*([.G38]^[.H38])*([.$K$2]^[.K38])" office:value-type="float" office:value="20.7846096908265" calcext:value-type="float">
            <text:p>20.7846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2.07732" calcext:value-type="float">
            <text:p>2.0773</text:p>
          </table:table-cell>
          <table:table-cell office:value-type="float" office:value="0.00114097" calcext:value-type="float">
            <text:p>0.00114</text:p>
          </table:table-cell>
          <table:table-cell table:formula="of:=+[.S38]+[.T38]" office:value-type="float" office:value="2.07846097" calcext:value-type="float">
            <text:p>2.07846097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nsity sound dry ai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1.29238225919238" calcext:value-type="float">
            <text:p>1.2924</text:p>
          </table:table-cell>
          <table:table-cell table:formula="of:=([.D39]^[.E39])*([.G39]^[.H39])*([.$K$2]^[.K39])" office:value-type="float" office:value="0.129238221510106" calcext:value-type="float">
            <text:p>0.1292</text:p>
          </table:table-cell>
          <table:table-cell/>
          <table:table-cell office:value-type="string" calcext:value-type="string">
            <text:p>kg m^-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93" calcext:value-type="float">
            <text:p>1.2930</text:p>
          </table:table-cell>
          <table:table-cell office:value-type="float" office:value="-0.00061774" calcext:value-type="float">
            <text:p>-0.00062</text:p>
          </table:table-cell>
          <table:table-cell table:formula="of:=+[.S39]+[.T39]" office:value-type="float" office:value="1.29238226" calcext:value-type="float">
            <text:p>1.29238226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uteron magnetic mo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4.3301270189222" calcext:value-type="float">
            <text:p>4.3301</text:p>
          </table:table-cell>
          <table:table-cell table:formula="of:=([.D40]^[.E40])*([.G40]^[.H40])*([.$K$2]^[.K40])" office:value-type="float" office:value="0.433012701892219" calcext:value-type="float">
            <text:p>0.4330</text:p>
          </table:table-cell>
          <table:table-cell/>
          <table:table-cell office:value-type="string" calcext:value-type="string">
            <text:p>J T^-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.33073457" calcext:value-type="float">
            <text:p>4.3307</text:p>
          </table:table-cell>
          <table:table-cell office:value-type="float" office:value="-0.00060755" calcext:value-type="float">
            <text:p>-0.00061</text:p>
          </table:table-cell>
          <table:table-cell table:formula="of:=+[.S40]+[.T40]" office:value-type="float" office:value="4.33012702" calcext:value-type="float">
            <text:p>4.33012702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uteron m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3.34985481582667" calcext:value-type="float">
            <text:p>3.3499</text:p>
          </table:table-cell>
          <table:table-cell table:formula="of:=([.D41]^[.E41])*([.G41]^[.H41])*([.$K$2]^[.K41])" office:value-type="float" office:value="334.985470154194" calcext:value-type="float">
            <text:p>334.9855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3.34358309" calcext:value-type="float">
            <text:p>3.3436</text:p>
          </table:table-cell>
          <table:table-cell office:value-type="float" office:value="0.00627173" calcext:value-type="float">
            <text:p>0.00627</text:p>
          </table:table-cell>
          <table:table-cell table:formula="of:=+[.S41]+[.T41]" office:value-type="float" office:value="3.34985482" calcext:value-type="float">
            <text:p>3.34985482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uteron molar m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office:value-type="float" office:value="2.05207972825898" calcext:value-type="float">
            <text:p>2.0521</text:p>
          </table:table-cell>
          <table:table-cell table:formula="of:=([.D42]^[.E42])*([.G42]^[.H42])*([.$K$2]^[.K42])" office:value-type="float" office:value="202.532140809633" calcext:value-type="float">
            <text:p>202.5321</text:p>
          </table:table-cell>
          <table:table-cell/>
          <table:table-cell office:value-type="string" calcext:value-type="string">
            <text:p>kg mol^-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.013553212" calcext:value-type="float">
            <text:p>2.0136</text:p>
          </table:table-cell>
          <table:table-cell office:value-type="float" office:value="0.03852652" calcext:value-type="float">
            <text:p>0.03853</text:p>
          </table:table-cell>
          <table:table-cell table:formula="of:=+[.S42]+[.T42]" office:value-type="float" office:value="2.052079732" calcext:value-type="float">
            <text:p>2.052079732</text:p>
          </table:table-cell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ectron g fac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2.2797266319526" calcext:value-type="float">
            <text:p>2.2797</text:p>
          </table:table-cell>
          <table:table-cell table:formula="of:=([.D43]^[.E43])*([.G43]^[.H43])*([.$K$2]^[.K43])" office:value-type="float" office:value="0.0238816328252016" calcext:value-type="float">
            <text:p>0.02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.31830438" calcext:value-type="float">
            <text:p>2.3183</text:p>
          </table:table-cell>
          <table:table-cell office:value-type="float" office:value="-0.03857775" calcext:value-type="float">
            <text:p>-0.03858</text:p>
          </table:table-cell>
          <table:table-cell table:formula="of:=+[.S43]+[.T43]" office:value-type="float" office:value="2.27972663" calcext:value-type="float">
            <text:p>2.27972663</text:p>
          </table:table-cell>
          <table:table-cell table:number-columns-repeated="100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lectron g factor x ½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1.1398633159763" calcext:value-type="float">
            <text:p>1.1399</text:p>
          </table:table-cell>
          <table:table-cell table:formula="of:=([.D44]^[.E44])*([.G44]^[.H44])*([.$K$2]^[.K44])" office:value-type="float" office:value="1.16314399359095" calcext:value-type="float">
            <text:p>1.16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15915219" calcext:value-type="float">
            <text:p>1.1592</text:p>
          </table:table-cell>
          <table:table-cell office:value-type="float" office:value="-0.01928887" calcext:value-type="float">
            <text:p>-0.01929</text:p>
          </table:table-cell>
          <table:table-cell table:formula="of:=+[.S44]+[.T44]" office:value-type="float" office:value="1.13986332" calcext:value-type="float">
            <text:p>1.13986332</text:p>
          </table:table-cell>
          <table:table-cell table:number-columns-repeated="100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lectron gyro rati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15510637219804" calcext:value-type="float">
            <text:p>1.1551</text:p>
          </table:table-cell>
          <table:table-cell table:formula="of:=([.D45]^[.E45])*([.G45]^[.H45])*([.$K$2]^[.K45])" office:value-type="float" office:value="0.115510639190203" calcext:value-type="float">
            <text:p>0.1155</text:p>
          </table:table-cell>
          <table:table-cell/>
          <table:table-cell office:value-type="string" calcext:value-type="string">
            <text:p>s^-1 T^-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.159652187" calcext:value-type="float">
            <text:p>1.1597</text:p>
          </table:table-cell>
          <table:table-cell office:value-type="float" office:value="-0.00454581" calcext:value-type="float">
            <text:p>-0.00455</text:p>
          </table:table-cell>
          <table:table-cell table:formula="of:=+[.S45]+[.T45]" office:value-type="float" office:value="1.155106377" calcext:value-type="float">
            <text:p>1.155106377</text:p>
          </table:table-cell>
          <table:table-cell table:number-columns-repeated="100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lectron mag moment ano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1.14878423039324" calcext:value-type="float">
            <text:p>1.1488</text:p>
          </table:table-cell>
          <table:table-cell table:formula="of:=([.D46]^[.E46])*([.G46]^[.H46])*([.$K$2]^[.K46])" office:value-type="float" office:value="0.0143598023900117" calcext:value-type="float">
            <text:p>0.0144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.159652187" calcext:value-type="float">
            <text:p>1.159652187</text:p>
          </table:table-cell>
          <table:table-cell office:value-type="float" office:value="-0.01086796" calcext:value-type="float">
            <text:p>-0.0109</text:p>
          </table:table-cell>
          <table:table-cell/>
          <table:table-cell table:formula="of:=+[.S46]+[.T46]" office:value-type="float" office:value="-0.01086796" calcext:value-type="float">
            <text:p>-0.01086796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lectron magnetic mo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9.30515226618521" calcext:value-type="float">
            <text:p>9.3052</text:p>
          </table:table-cell>
          <table:table-cell table:formula="of:=([.D47]^[.E47])*([.G47]^[.H47])*([.$K$2]^[.K47])" office:value-type="float" office:value="9.30515194872761" calcext:value-type="float">
            <text:p>9.3052</text:p>
          </table:table-cell>
          <table:table-cell/>
          <table:table-cell office:value-type="string" calcext:value-type="string">
            <text:p>J T^-1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9.28763626" calcext:value-type="float">
            <text:p>9.2876</text:p>
          </table:table-cell>
          <table:table-cell office:value-type="float" office:value="0.01751601" calcext:value-type="float">
            <text:p>0.01752</text:p>
          </table:table-cell>
          <table:table-cell table:formula="of:=+[.S47]+[.T47]" office:value-type="float" office:value="9.30515227" calcext:value-type="float">
            <text:p>9.30515227</text:p>
          </table:table-cell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lectron mass (kg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9.1189065278104" calcext:value-type="float">
            <text:p>9.1189</text:p>
          </table:table-cell>
          <table:table-cell table:formula="of:=([.D48]^[.E48])*([.G48]^[.H48])*([.$K$2]^[.K48])" office:value-type="float" office:value="0.911890683891396" calcext:value-type="float">
            <text:p>0.9119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9.10938188" calcext:value-type="float">
            <text:p>9.1094</text:p>
          </table:table-cell>
          <table:table-cell office:value-type="float" office:value="0.00952465" calcext:value-type="float">
            <text:p>0.00952</text:p>
          </table:table-cell>
          <table:table-cell table:formula="of:=+[.S48]+[.T48]" office:value-type="float" office:value="9.11890653" calcext:value-type="float">
            <text:p>9.11890653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lectron molar m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office:value-type="float" office:value="5.51328895421791" calcext:value-type="float">
            <text:p>5.5133</text:p>
          </table:table-cell>
          <table:table-cell table:formula="of:=([.D49]^[.E49])*([.G49]^[.H49])*([.$K$2]^[.K49])" office:value-type="float" office:value="0.0558612991190317" calcext:value-type="float">
            <text:p>0.0559</text:p>
          </table:table-cell>
          <table:table-cell/>
          <table:table-cell office:value-type="string" calcext:value-type="string">
            <text:p>kg mol^-1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5.48579911" calcext:value-type="float">
            <text:p>5.4858</text:p>
          </table:table-cell>
          <table:table-cell office:value-type="float" office:value="0.02748984" calcext:value-type="float">
            <text:p>0.02749</text:p>
          </table:table-cell>
          <table:table-cell table:formula="of:=+[.S49]+[.T49]" office:value-type="float" office:value="5.51328895" calcext:value-type="float">
            <text:p>5.51328895</text:p>
          </table:table-cell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lementary charge cs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4.8" calcext:value-type="float">
            <text:p>4.8000</text:p>
          </table:table-cell>
          <table:table-cell table:formula="of:=([.D50]^[.E50])*([.G50]^[.H50])*([.$K$2]^[.K50])" office:value-type="float" office:value="48" calcext:value-type="float">
            <text:p>48.0000</text:p>
          </table:table-cell>
          <table:table-cell/>
          <table:table-cell office:value-type="string" calcext:value-type="string">
            <text:p>csu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4.803204197" calcext:value-type="float">
            <text:p>4.8032</text:p>
          </table:table-cell>
          <table:table-cell office:value-type="float" office:value="-0.0032042" calcext:value-type="float">
            <text:p>-0.00320</text:p>
          </table:table-cell>
          <table:table-cell table:formula="of:=+[.S50]+[.T50]" office:value-type="float" office:value="4.799999997" calcext:value-type="float">
            <text:p>4.799999997</text:p>
          </table:table-cell>
          <table:table-cell table:number-columns-repeated="100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araday const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9.67019789831849" calcext:value-type="float">
            <text:p>9.6702</text:p>
          </table:table-cell>
          <table:table-cell table:formula="of:=([.D51]^[.E51])*([.G51]^[.H51])*([.$K$2]^[.K51])" office:value-type="float" office:value="96.7019756840686" calcext:value-type="float">
            <text:p>96.7020</text:p>
          </table:table-cell>
          <table:table-cell/>
          <table:table-cell office:value-type="string" calcext:value-type="string">
            <text:p>C mol^-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.64853415" calcext:value-type="float">
            <text:p>9.6485</text:p>
          </table:table-cell>
          <table:table-cell office:value-type="float" office:value="0.02166375" calcext:value-type="float">
            <text:p>0.02166</text:p>
          </table:table-cell>
          <table:table-cell table:formula="of:=+[.S51]+[.T51]" office:value-type="float" office:value="9.6701979" calcext:value-type="float">
            <text:p>9.6701979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ermi coupl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.16355283466289" calcext:value-type="float">
            <text:p>1.1636</text:p>
          </table:table-cell>
          <table:table-cell table:formula="of:=([.D52]^[.E52])*([.G52]^[.H52])*([.$K$2]^[.K52])" office:value-type="float" office:value="0.116355281481481" calcext:value-type="float">
            <text:p>0.1164</text:p>
          </table:table-cell>
          <table:table-cell/>
          <table:table-cell office:value-type="string" calcext:value-type="string">
            <text:p>GeV^-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.16639" calcext:value-type="float">
            <text:p>1.1664</text:p>
          </table:table-cell>
          <table:table-cell office:value-type="float" office:value="-0.00283717" calcext:value-type="float">
            <text:p>-0.00284</text:p>
          </table:table-cell>
          <table:table-cell table:formula="of:=+[.S52]+[.T52]" office:value-type="float" office:value="1.16355283" calcext:value-type="float">
            <text:p>1.16355283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ine struct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7.29512522224832" calcext:value-type="float">
            <text:p>7.2951</text:p>
          </table:table-cell>
          <table:table-cell table:formula="of:=([.D53]^[.E53])*([.G53]^[.H53])*([.$K$2]^[.K53])" office:value-type="float" office:value="7.29512547113117" calcext:value-type="float">
            <text:p>7.295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/>
          <table:table-cell office:value-type="float" office:value="7.297352533" calcext:value-type="float">
            <text:p>7.2974</text:p>
          </table:table-cell>
          <table:table-cell office:value-type="float" office:value="-0.00222731" calcext:value-type="float">
            <text:p>-0.00223</text:p>
          </table:table-cell>
          <table:table-cell table:formula="of:=+[.S53]+[.T53]" office:value-type="float" office:value="7.295125223" calcext:value-type="float">
            <text:p>7.295125223</text:p>
          </table:table-cell>
          <table:table-cell table:number-columns-repeated="100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irst radi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3.75" calcext:value-type="float">
            <text:p>3.7500</text:p>
          </table:table-cell>
          <table:table-cell table:formula="of:=([.D54]^[.E54])*([.G54]^[.H54])*([.$K$2]^[.K54])" office:value-type="float" office:value="0.375" calcext:value-type="float">
            <text:p>0.3750</text:p>
          </table:table-cell>
          <table:table-cell/>
          <table:table-cell office:value-type="string" calcext:value-type="string">
            <text:p>W m^2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3.74177107" calcext:value-type="float">
            <text:p>3.7418</text:p>
          </table:table-cell>
          <table:table-cell office:value-type="float" office:value="-0.05822893" calcext:value-type="float">
            <text:p>-0.05823</text:p>
          </table:table-cell>
          <table:table-cell table:formula="of:=+[.S54]+[.T54]" office:value-type="float" office:value="3.68354214" calcext:value-type="float">
            <text:p>3.68354214</text:p>
          </table:table-cell>
          <table:table-cell table:number-columns-repeated="100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rtree energ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4.33164889574263" calcext:value-type="float">
            <text:p>4.3316</text:p>
          </table:table-cell>
          <table:table-cell table:formula="of:=([.D55]^[.E55])*([.G55]^[.H55])*([.$K$2]^[.K55])" office:value-type="float" office:value="0.0433164896963261" calcext:value-type="float">
            <text:p>0.0433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4.334974351" calcext:value-type="float">
            <text:p>4.3350</text:p>
          </table:table-cell>
          <table:table-cell office:value-type="float" office:value="-0.00332546" calcext:value-type="float">
            <text:p>-0.00333</text:p>
          </table:table-cell>
          <table:table-cell table:formula="of:=+[.S55]+[.T55]" office:value-type="float" office:value="4.331648891" calcext:value-type="float">
            <text:p>4.331648891</text:p>
          </table:table-cell>
          <table:table-cell table:number-columns-repeated="100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eliocentric gravit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2.94731376096103" calcext:value-type="float">
            <text:p>2.9473</text:p>
          </table:table-cell>
          <table:table-cell table:formula="of:=([.D56]^[.E56])*([.G56]^[.H56])*([.$K$2]^[.K56])" office:value-type="float" office:value="0.00294731381123678" calcext:value-type="float">
            <text:p>0.0029</text:p>
          </table:table-cell>
          <table:table-cell/>
          <table:table-cell office:value-type="string" calcext:value-type="string">
            <text:p>m^3 s^-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.947" calcext:value-type="float">
            <text:p>2.9470</text:p>
          </table:table-cell>
          <table:table-cell office:value-type="float" office:value="0.00031376" calcext:value-type="float">
            <text:p>0.00031</text:p>
          </table:table-cell>
          <table:table-cell table:formula="of:=+[.S56]+[.T56]" office:value-type="float" office:value="2.94731376" calcext:value-type="float">
            <text:p>2.94731376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elion m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5.00175731198395" calcext:value-type="float">
            <text:p>5.0018</text:p>
          </table:table-cell>
          <table:table-cell table:formula="of:=([.D57]^[.E57])*([.G57]^[.H57])*([.$K$2]^[.K57])" office:value-type="float" office:value="0.0500175739730471" calcext:value-type="float">
            <text:p>0.0500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5.00641174" calcext:value-type="float">
            <text:p>5.0064</text:p>
          </table:table-cell>
          <table:table-cell office:value-type="float" office:value="-0.00465443" calcext:value-type="float">
            <text:p>-0.00465</text:p>
          </table:table-cell>
          <table:table-cell table:formula="of:=+[.S57]+[.T57]" office:value-type="float" office:value="5.00175731" calcext:value-type="float">
            <text:p>5.00175731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ydrogen infinity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1.21585420370805" calcext:value-type="float">
            <text:p>1.2159</text:p>
          </table:table-cell>
          <table:table-cell table:formula="of:=([.D58]^[.E58])*([.G58]^[.H58])*([.$K$2]^[.K58])" office:value-type="float" office:value="1.21585424518853" calcext:value-type="float">
            <text:p>1.2159</text:p>
          </table:table-cell>
          <table:table-cell/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2156737" calcext:value-type="float">
            <text:p>1.2157</text:p>
          </table:table-cell>
          <table:table-cell office:value-type="float" office:value="0.0001805" calcext:value-type="float">
            <text:p>0.00018</text:p>
          </table:table-cell>
          <table:table-cell table:formula="of:=+[.S58]+[.T58]" office:value-type="float" office:value="1.2158542" calcext:value-type="float">
            <text:p>1.2158542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nv perm vacuu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.13097335529232" calcext:value-type="float">
            <text:p>1.1310</text:p>
          </table:table-cell>
          <table:table-cell table:formula="of:=([.D59]^[.E59])*([.G59]^[.H59])*([.$K$2]^[.K59])" office:value-type="float" office:value="113.0973336" calcext:value-type="float">
            <text:p>113.0973</text:p>
          </table:table-cell>
          <table:table-cell/>
          <table:table-cell office:value-type="string" calcext:value-type="string">
            <text:p>F^-1 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.129409067" calcext:value-type="float">
            <text:p>1.1294</text:p>
          </table:table-cell>
          <table:table-cell office:value-type="float" office:value="0.00156429" calcext:value-type="float">
            <text:p>0.00156</text:p>
          </table:table-cell>
          <table:table-cell table:formula="of:=+[.S59]+[.T59]" office:value-type="float" office:value="1.130973357" calcext:value-type="float">
            <text:p>1.130973357</text:p>
          </table:table-cell>
          <table:table-cell table:number-columns-repeated="100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nverse fine struct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1.37077838904019" calcext:value-type="float">
            <text:p>1.3708</text:p>
          </table:table-cell>
          <table:table-cell table:formula="of:=([.D60]^[.E60])*([.G60]^[.H60])*([.$K$2]^[.K60])" office:value-type="float" office:value="0.137077834227427" calcext:value-type="float">
            <text:p>0.13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.370359976" calcext:value-type="float">
            <text:p>1.3704</text:p>
          </table:table-cell>
          <table:table-cell office:value-type="float" office:value="0.00041841" calcext:value-type="float">
            <text:p>0.00042</text:p>
          </table:table-cell>
          <table:table-cell table:formula="of:=+[.S60]+[.T60]" office:value-type="float" office:value="1.370778386" calcext:value-type="float">
            <text:p>1.370778386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on convers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1.24092600029278" calcext:value-type="float">
            <text:p>1.2409</text:p>
          </table:table-cell>
          <table:table-cell table:formula="of:=([.D61]^[.E61])*([.G61]^[.H61])*([.$K$2]^[.K61])" office:value-type="float" office:value="0.124092604262862" calcext:value-type="float">
            <text:p>0.1241</text:p>
          </table:table-cell>
          <table:table-cell/>
          <table:table-cell office:value-type="string" calcext:value-type="string">
            <text:p>eV c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23984244" calcext:value-type="float">
            <text:p>1.2398</text:p>
          </table:table-cell>
          <table:table-cell office:value-type="float" office:value="0.00108356" calcext:value-type="float">
            <text:p>0.00108</text:p>
          </table:table-cell>
          <table:table-cell table:formula="of:=+[.S61]+[.T61]" office:value-type="float" office:value="1.240926" calcext:value-type="float">
            <text:p>1.24092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osephs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4.8" calcext:value-type="float">
            <text:p>4.8000</text:p>
          </table:table-cell>
          <table:table-cell table:formula="of:=([.D62]^[.E62])*([.G62]^[.H62])*([.$K$2]^[.K62])" office:value-type="float" office:value="48" calcext:value-type="float">
            <text:p>48.0000</text:p>
          </table:table-cell>
          <table:table-cell/>
          <table:table-cell office:value-type="string" calcext:value-type="string">
            <text:p>Hz V^-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83597898" calcext:value-type="float">
            <text:p>4.8360</text:p>
          </table:table-cell>
          <table:table-cell office:value-type="float" office:value="-0.03597898" calcext:value-type="float">
            <text:p>-0.03598</text:p>
          </table:table-cell>
          <table:table-cell table:formula="of:=+[.S62]+[.T62]" office:value-type="float" office:value="4.8" calcext:value-type="float">
            <text:p>4.8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attice parameter of Si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5.44331053951819" calcext:value-type="float">
            <text:p>5.4433</text:p>
          </table:table-cell>
          <table:table-cell table:formula="of:=([.D63]^[.E63])*([.G63]^[.H63])*([.$K$2]^[.K63])" office:value-type="float" office:value="0.544331053951817" calcext:value-type="float">
            <text:p>0.544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5.43210288" calcext:value-type="float">
            <text:p>5.4321</text:p>
          </table:table-cell>
          <table:table-cell office:value-type="float" office:value="0.01120766" calcext:value-type="float">
            <text:p>0.01121</text:p>
          </table:table-cell>
          <table:table-cell table:formula="of:=+[.S63]+[.T63]" office:value-type="float" office:value="5.44331054" calcext:value-type="float">
            <text:p>5.44331054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ttice spacing of Si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.92450089729875" calcext:value-type="float">
            <text:p>1.9245</text:p>
          </table:table-cell>
          <table:table-cell table:formula="of:=([.D64]^[.E64])*([.G64]^[.H64])*([.$K$2]^[.K64])" office:value-type="float" office:value="0.192450089729875" calcext:value-type="float">
            <text:p>0.1925</text:p>
          </table:table-cell>
          <table:table-cell/>
          <table:table-cell office:value-type="string" calcext:value-type="string">
            <text:p>m^-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.760859794" calcext:value-type="float">
            <text:p>1.7609</text:p>
          </table:table-cell>
          <table:table-cell office:value-type="float" office:value="0.1636411" calcext:value-type="float">
            <text:p>0.16364</text:p>
          </table:table-cell>
          <table:table-cell table:formula="of:=+[.S64]+[.T64]" office:value-type="float" office:value="1.924500894" calcext:value-type="float">
            <text:p>1.924500894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igh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.0000</text:p>
          </table:table-cell>
          <table:table-cell table:formula="of:=([.D65]^[.E65])*([.G65]^[.H65])*([.$K$2]^[.K65])" office:value-type="float" office:value="3" calcext:value-type="float">
            <text:p>3.0000</text:p>
          </table:table-cell>
          <table:table-cell/>
          <table:table-cell office:value-type="string" calcext:value-type="string">
            <text:p>m s^-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99792458" calcext:value-type="float">
            <text:p>2.9979</text:p>
          </table:table-cell>
          <table:table-cell office:value-type="float" office:value="0.00207542" calcext:value-type="float">
            <text:p>0.00208</text:p>
          </table:table-cell>
          <table:table-cell table:formula="of:=+[.S65]+[.T65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ght squar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.0000</text:p>
          </table:table-cell>
          <table:table-cell table:formula="of:=([.D66]^[.E66])*([.G66]^[.H66])*([.$K$2]^[.K66])" office:value-type="float" office:value="9" calcext:value-type="float">
            <text:p>9.0000</text:p>
          </table:table-cell>
          <table:table-cell/>
          <table:table-cell office:value-type="string" calcext:value-type="string">
            <text:p>m^2 s^-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.987551787" calcext:value-type="float">
            <text:p>8.9876</text:p>
          </table:table-cell>
          <table:table-cell office:value-type="float" office:value="0.01244821" calcext:value-type="float">
            <text:p>0.01245</text:p>
          </table:table-cell>
          <table:table-cell table:formula="of:=+[.S66]+[.T66]" office:value-type="float" office:value="8.999999997" calcext:value-type="float">
            <text:p>8.99999999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schmidt const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2.68616608286624" calcext:value-type="float">
            <text:p>2.6862</text:p>
          </table:table-cell>
          <table:table-cell table:formula="of:=([.D67]^[.E67])*([.G67]^[.H67])*([.$K$2]^[.K67])" office:value-type="float" office:value="2.68616599122413" calcext:value-type="float">
            <text:p>2.68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.6867775" calcext:value-type="float">
            <text:p>2.6868</text:p>
          </table:table-cell>
          <table:table-cell office:value-type="float" office:value="-0.00061142" calcext:value-type="float">
            <text:p>-0.00061</text:p>
          </table:table-cell>
          <table:table-cell table:formula="of:=+[.S67]+[.T67]" office:value-type="float" office:value="2.68616608" calcext:value-type="float">
            <text:p>2.68616608</text:p>
          </table:table-cell>
          <table:table-cell table:number-columns-repeated="100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yman alph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1.02587698437867" calcext:value-type="float">
            <text:p>1.0259</text:p>
          </table:table-cell>
          <table:table-cell table:formula="of:=([.D68]^[.E68])*([.G68]^[.H68])*([.$K$2]^[.K68])" office:value-type="float" office:value="1.02587701937782" calcext:value-type="float">
            <text:p>1.0259</text:p>
          </table:table-cell>
          <table:table-cell/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02583" calcext:value-type="float">
            <text:p>1.0258</text:p>
          </table:table-cell>
          <table:table-cell office:value-type="float" office:value="0.00004698" calcext:value-type="float">
            <text:p>0.00005</text:p>
          </table:table-cell>
          <table:table-cell table:formula="of:=+[.S68]+[.T68]" office:value-type="float" office:value="1.02587698" calcext:value-type="float">
            <text:p>1.02587698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yman bet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9.72683362966443" calcext:value-type="float">
            <text:p>9.7268</text:p>
          </table:table-cell>
          <table:table-cell table:formula="of:=([.D69]^[.E69])*([.G69]^[.H69])*([.$K$2]^[.K69])" office:value-type="float" office:value="9.72683396150822" calcext:value-type="float">
            <text:p>9.7268</text:p>
          </table:table-cell>
          <table:table-cell/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7254" calcext:value-type="float">
            <text:p>9.7254</text:p>
          </table:table-cell>
          <table:table-cell office:value-type="float" office:value="0.00143363" calcext:value-type="float">
            <text:p>0.00143</text:p>
          </table:table-cell>
          <table:table-cell table:formula="of:=+[.S69]+[.T69]" office:value-type="float" office:value="9.72683363" calcext:value-type="float">
            <text:p>9.72683363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yman gam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9.49886096646916" calcext:value-type="float">
            <text:p>9.4989</text:p>
          </table:table-cell>
          <table:table-cell table:formula="of:=([.D70]^[.E70])*([.G70]^[.H70])*([.$K$2]^[.K70])" office:value-type="float" office:value="0.00949886129053537" calcext:value-type="float">
            <text:p>0.0095</text:p>
          </table:table-cell>
          <table:table-cell/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49743" calcext:value-type="float">
            <text:p>9.4974</text:p>
          </table:table-cell>
          <table:table-cell office:value-type="float" office:value="0.00143097" calcext:value-type="float">
            <text:p>0.00143</text:p>
          </table:table-cell>
          <table:table-cell table:formula="of:=+[.S70]+[.T70]" office:value-type="float" office:value="9.49886097" calcext:value-type="float">
            <text:p>9.49886097</text:p>
          </table:table-cell>
          <table:table-cell table:number-columns-repeated="100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gnetic flux quant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2.08333333333333" calcext:value-type="float">
            <text:p>2.0833</text:p>
          </table:table-cell>
          <table:table-cell table:formula="of:=([.D71]^[.E71])*([.G71]^[.H71])*([.$K$2]^[.K71])" office:value-type="float" office:value="0.0208333333333333" calcext:value-type="float">
            <text:p>0.0208</text:p>
          </table:table-cell>
          <table:table-cell/>
          <table:table-cell office:value-type="string" calcext:value-type="string">
            <text:p>Wb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.067833636" calcext:value-type="float">
            <text:p>2.0678</text:p>
          </table:table-cell>
          <table:table-cell office:value-type="float" office:value="0.0154997" calcext:value-type="float">
            <text:p>0.01550</text:p>
          </table:table-cell>
          <table:table-cell table:formula="of:=+[.S71]+[.T71]" office:value-type="float" office:value="2.083333336" calcext:value-type="float">
            <text:p>2.083333336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o x uni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2.09439510239319" calcext:value-type="float">
            <text:p>2.0944</text:p>
          </table:table-cell>
          <table:table-cell table:formula="of:=([.D72]^[.E72])*([.G72]^[.H72])*([.$K$2]^[.K72])" office:value-type="float" office:value="2.09439506666667" calcext:value-type="float">
            <text:p>2.0944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2.09959" calcext:value-type="float">
            <text:p>2.0996</text:p>
          </table:table-cell>
          <table:table-cell office:value-type="float" office:value="-0.0051949" calcext:value-type="float">
            <text:p>-0.00519</text:p>
          </table:table-cell>
          <table:table-cell table:formula="of:=+[.S72]+[.T72]" office:value-type="float" office:value="2.0943951" calcext:value-type="float">
            <text:p>2.0943951</text:p>
          </table:table-cell>
          <table:table-cell table:number-columns-repeated="100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olar ga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8.31384387633062" calcext:value-type="float">
            <text:p>8.3138</text:p>
          </table:table-cell>
          <table:table-cell table:formula="of:=([.D73]^[.E73])*([.G73]^[.H73])*([.$K$2]^[.K73])" office:value-type="float" office:value="83.1384387633061" calcext:value-type="float">
            <text:p>83.1384</text:p>
          </table:table-cell>
          <table:table-cell/>
          <table:table-cell office:value-type="string" calcext:value-type="string">
            <text:p>J mol^-1 K^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314472" calcext:value-type="float">
            <text:p>8.3145</text:p>
          </table:table-cell>
          <table:table-cell office:value-type="float" office:value="-0.00062812" calcext:value-type="float">
            <text:p>-0.00063</text:p>
          </table:table-cell>
          <table:table-cell table:formula="of:=+[.S73]+[.T73]" office:value-type="float" office:value="8.31384388" calcext:value-type="float">
            <text:p>8.31384388</text:p>
          </table:table-cell>
          <table:table-cell table:number-columns-repeated="100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olar Planck const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3.95785873602882" calcext:value-type="float">
            <text:p>3.9579</text:p>
          </table:table-cell>
          <table:table-cell table:formula="of:=([.D74]^[.E74])*([.G74]^[.H74])*([.$K$2]^[.K74])" office:value-type="float" office:value="0.00039578588710564" calcext:value-type="float">
            <text:p>0.0004</text:p>
          </table:table-cell>
          <table:table-cell/>
          <table:table-cell office:value-type="string" calcext:value-type="string">
            <text:p>J s mol^-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3.990312689" calcext:value-type="float">
            <text:p>3.9903</text:p>
          </table:table-cell>
          <table:table-cell office:value-type="float" office:value="-0.03245395" calcext:value-type="float">
            <text:p>-0.03245</text:p>
          </table:table-cell>
          <table:table-cell table:formula="of:=+[.S74]+[.T74]" office:value-type="float" office:value="3.957858739" calcext:value-type="float">
            <text:p>3.957858739</text:p>
          </table:table-cell>
          <table:table-cell table:number-columns-repeated="100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olar volume - ideal ga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office:value-type="float" office:value="2.23968989119016" calcext:value-type="float">
            <text:p>2.2397</text:p>
          </table:table-cell>
          <table:table-cell table:formula="of:=([.D75]^[.E75])*([.G75]^[.H75])*([.$K$2]^[.K75])" office:value-type="float" office:value="0.000223969000580938" calcext:value-type="float">
            <text:p>0.0002</text:p>
          </table:table-cell>
          <table:table-cell/>
          <table:table-cell office:value-type="string" calcext:value-type="string">
            <text:p>m^3 mol^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.2413996" calcext:value-type="float">
            <text:p>2.2414</text:p>
          </table:table-cell>
          <table:table-cell office:value-type="float" office:value="-0.00170971" calcext:value-type="float">
            <text:p>-0.00171</text:p>
          </table:table-cell>
          <table:table-cell table:formula="of:=+[.S75]+[.T75]" office:value-type="float" office:value="2.23968989" calcext:value-type="float">
            <text:p>2.23968989</text:p>
          </table:table-cell>
          <table:table-cell table:number-columns-repeated="100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lar volume of Si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3.5" calcext:value-type="float">
            <text:p>-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20323580437295" calcext:value-type="float">
            <text:p>1.2032</text:p>
          </table:table-cell>
          <table:table-cell table:formula="of:=([.D76]^[.E76])*([.G76]^[.H76])*([.$K$2]^[.K76])" office:value-type="float" office:value="0.00120323582489795" calcext:value-type="float">
            <text:p>0.0012</text:p>
          </table:table-cell>
          <table:table-cell/>
          <table:table-cell office:value-type="string" calcext:value-type="string">
            <text:p>m^3 mol^-1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.20588369" calcext:value-type="float">
            <text:p>1.2059</text:p>
          </table:table-cell>
          <table:table-cell office:value-type="float" office:value="-0.00264789" calcext:value-type="float">
            <text:p>-0.00265</text:p>
          </table:table-cell>
          <table:table-cell table:formula="of:=+[.S76]+[.T76]" office:value-type="float" office:value="1.2032358" calcext:value-type="float">
            <text:p>1.203235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uon Compton waveleng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16954520185051" calcext:value-type="float">
            <text:p>1.1695</text:p>
          </table:table-cell>
          <table:table-cell table:formula="of:=([.D77]^[.E77])*([.G77]^[.H77])*([.$K$2]^[.K77])" office:value-type="float" office:value="1.1695452218008" calcext:value-type="float">
            <text:p>1.1695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.173444197" calcext:value-type="float">
            <text:p>1.1734</text:p>
          </table:table-cell>
          <table:table-cell office:value-type="float" office:value="-0.003899" calcext:value-type="float">
            <text:p>-0.00390</text:p>
          </table:table-cell>
          <table:table-cell table:formula="of:=+[.S77]+[.T77]" office:value-type="float" office:value="1.169545197" calcext:value-type="float">
            <text:p>1.169545197</text:p>
          </table:table-cell>
          <table:table-cell table:number-columns-repeated="100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on g fac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.15470053837925" calcext:value-type="float">
            <text:p>1.1547</text:p>
          </table:table-cell>
          <table:table-cell table:formula="of:=([.D78]^[.E78])*([.G78]^[.H78])*([.$K$2]^[.K78])" office:value-type="float" office:value="1.15470053837925" calcext:value-type="float">
            <text:p>1.15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16616" calcext:value-type="float">
            <text:p>1.1662</text:p>
          </table:table-cell>
          <table:table-cell office:value-type="float" office:value="-0.01145946" calcext:value-type="float">
            <text:p>-0.01146</text:p>
          </table:table-cell>
          <table:table-cell table:formula="of:=+[.S78]+[.T78]" office:value-type="float" office:value="1.15470054" calcext:value-type="float">
            <text:p>1.15470054</text:p>
          </table:table-cell>
          <table:table-cell table:number-columns-repeated="100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uon mag moment anomal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office:value-type="float" office:value="11.6274" calcext:value-type="float">
            <text:p>11.6274</text:p>
          </table:table-cell>
          <table:table-cell table:formula="of:=([.D79]^[.E79])*([.G79]^[.H79])*([.$K$2]^[.K79])" office:value-type="float" office:value="11.6273531600886" calcext:value-type="float">
            <text:p>11.6274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.16591602" calcext:value-type="float">
            <text:p>1.16591602</text:p>
          </table:table-cell>
          <table:table-cell office:value-type="float" office:value="-0.00318064" calcext:value-type="float">
            <text:p>-0.0032</text:p>
          </table:table-cell>
          <table:table-cell/>
          <table:table-cell table:formula="of:=+[.S79]+[.T79]" office:value-type="float" office:value="-0.00318064" calcext:value-type="float">
            <text:p>-0.00318064</text:p>
          </table:table-cell>
          <table:table-cell table:number-columns-repeated="100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uon m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.88495559215387" calcext:value-type="float">
            <text:p>1.8850</text:p>
          </table:table-cell>
          <table:table-cell table:formula="of:=([.D80]^[.E80])*([.G80]^[.H80])*([.$K$2]^[.K80])" office:value-type="float" office:value="18.8495556" calcext:value-type="float">
            <text:p>18.8496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1.88353109" calcext:value-type="float">
            <text:p>1.8835</text:p>
          </table:table-cell>
          <table:table-cell office:value-type="float" office:value="0.0014245" calcext:value-type="float">
            <text:p>0.00142</text:p>
          </table:table-cell>
          <table:table-cell table:formula="of:=+[.S80]+[.T80]" office:value-type="float" office:value="1.88495559" calcext:value-type="float">
            <text:p>1.88495559</text:p>
          </table:table-cell>
          <table:table-cell table:number-columns-repeated="100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on molar m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.13402302906628" calcext:value-type="float">
            <text:p>1.1340</text:p>
          </table:table-cell>
          <table:table-cell table:formula="of:=([.D81]^[.E81])*([.G81]^[.H81])*([.$K$2]^[.K81])" office:value-type="float" office:value="0.0113402302906629" calcext:value-type="float">
            <text:p>0.0113</text:p>
          </table:table-cell>
          <table:table-cell/>
          <table:table-cell office:value-type="string" calcext:value-type="string">
            <text:p>kg mol^-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.134289168" calcext:value-type="float">
            <text:p>1.1343</text:p>
          </table:table-cell>
          <table:table-cell office:value-type="float" office:value="-0.00026614" calcext:value-type="float">
            <text:p>-0.00027</text:p>
          </table:table-cell>
          <table:table-cell table:formula="of:=+[.S81]+[.T81]" office:value-type="float" office:value="1.134023028" calcext:value-type="float">
            <text:p>1.134023028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 u energ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8.20701587502936" calcext:value-type="float">
            <text:p>8.2070</text:p>
          </table:table-cell>
          <table:table-cell table:formula="of:=([.D82]^[.E82])*([.G82]^[.H82])*([.$K$2]^[.K82])" office:value-type="float" office:value="8.20701615502256" calcext:value-type="float">
            <text:p>8.2070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8.18710414" calcext:value-type="float">
            <text:p>8.1871</text:p>
          </table:table-cell>
          <table:table-cell office:value-type="float" office:value="0.01991174" calcext:value-type="float">
            <text:p>0.01991</text:p>
          </table:table-cell>
          <table:table-cell table:formula="of:=+[.S82]+[.T82]" office:value-type="float" office:value="8.20701588" calcext:value-type="float">
            <text:p>8.20701588</text:p>
          </table:table-cell>
          <table:table-cell table:number-columns-repeated="100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. u. tim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.28600823045267" calcext:value-type="float">
            <text:p>1.2860</text:p>
          </table:table-cell>
          <table:table-cell table:formula="of:=([.D83]^[.E83])*([.G83]^[.H83])*([.$K$2]^[.K83])" office:value-type="float" office:value="0.000128600823045268" calcext:value-type="float">
            <text:p>0.000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1.288088656" calcext:value-type="float">
            <text:p>1.2881</text:p>
          </table:table-cell>
          <table:table-cell office:value-type="float" office:value="-0.00208043" calcext:value-type="float">
            <text:p>-0.00208</text:p>
          </table:table-cell>
          <table:table-cell table:formula="of:=+[.S83]+[.T83]" office:value-type="float" office:value="1.286008226" calcext:value-type="float">
            <text:p>1.286008226</text:p>
          </table:table-cell>
          <table:table-cell table:number-columns-repeated="100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eutron Compton wav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32629119243246" calcext:value-type="float">
            <text:p>1.3263</text:p>
          </table:table-cell>
          <table:table-cell table:formula="of:=([.D84]^[.E84])*([.G84]^[.H84])*([.$K$2]^[.K84])" office:value-type="float" office:value="0.0132629121505655" calcext:value-type="float">
            <text:p>0.013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.319590895" calcext:value-type="float">
            <text:p>1.3196</text:p>
          </table:table-cell>
          <table:table-cell office:value-type="float" office:value="0.0067003" calcext:value-type="float">
            <text:p>0.00670</text:p>
          </table:table-cell>
          <table:table-cell table:formula="of:=+[.S84]+[.T84]" office:value-type="float" office:value="1.326291195" calcext:value-type="float">
            <text:p>1.326291195</text:p>
          </table:table-cell>
          <table:table-cell table:number-columns-repeated="100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eutron g facto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3.81971863420549" calcext:value-type="float">
            <text:p>3.8197</text:p>
          </table:table-cell>
          <table:table-cell table:formula="of:=([.D85]^[.E85])*([.G85]^[.H85])*([.$K$2]^[.K85])" office:value-type="float" office:value="3.81971869936286" calcext:value-type="float">
            <text:p>3.81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.82608545" calcext:value-type="float">
            <text:p>3.8261</text:p>
          </table:table-cell>
          <table:table-cell office:value-type="float" office:value="-0.00636682" calcext:value-type="float">
            <text:p>-0.00637</text:p>
          </table:table-cell>
          <table:table-cell table:formula="of:=+[.S85]+[.T85]" office:value-type="float" office:value="3.81971863" calcext:value-type="float">
            <text:p>3.81971863</text:p>
          </table:table-cell>
          <table:table-cell table:number-columns-repeated="100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eutron gyro rati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.82834688813102" calcext:value-type="float">
            <text:p>1.8283</text:p>
          </table:table-cell>
          <table:table-cell table:formula="of:=([.D86]^[.E86])*([.G86]^[.H86])*([.$K$2]^[.K86])" office:value-type="float" office:value="0.0182834685694278" calcext:value-type="float">
            <text:p>0.0183</text:p>
          </table:table-cell>
          <table:table-cell/>
          <table:table-cell office:value-type="string" calcext:value-type="string">
            <text:p>s^-1 T^-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83247188" calcext:value-type="float">
            <text:p>1.8325</text:p>
          </table:table-cell>
          <table:table-cell office:value-type="float" office:value="-0.00412499" calcext:value-type="float">
            <text:p>-0.00412</text:p>
          </table:table-cell>
          <table:table-cell table:formula="of:=+[.S86]+[.T86]" office:value-type="float" office:value="1.82834689" calcext:value-type="float">
            <text:p>1.82834689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eutron magnetic mo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9.67206096423148" calcext:value-type="float">
            <text:p>9.6721</text:p>
          </table:table-cell>
          <table:table-cell table:formula="of:=([.D87]^[.E87])*([.G87]^[.H87])*([.$K$2]^[.K87])" office:value-type="float" office:value="0.967206129420667" calcext:value-type="float">
            <text:p>0.9672</text:p>
          </table:table-cell>
          <table:table-cell/>
          <table:table-cell office:value-type="string" calcext:value-type="string">
            <text:p>J T^-1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9.662364" calcext:value-type="float">
            <text:p>9.6624</text:p>
          </table:table-cell>
          <table:table-cell office:value-type="float" office:value="0.00969696" calcext:value-type="float">
            <text:p>0.00970</text:p>
          </table:table-cell>
          <table:table-cell table:formula="of:=+[.S87]+[.T87]" office:value-type="float" office:value="9.67206096" calcext:value-type="float">
            <text:p>9.67206096</text:p>
          </table:table-cell>
          <table:table-cell table:number-columns-repeated="100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utron mass k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.67551608191455" calcext:value-type="float">
            <text:p>1.6755</text:p>
          </table:table-cell>
          <table:table-cell table:formula="of:=([.D88]^[.E88])*([.G88]^[.H88])*([.$K$2]^[.K88])" office:value-type="float" office:value="16.7551605333333" calcext:value-type="float">
            <text:p>16.7552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1.67492716" calcext:value-type="float">
            <text:p>1.6749</text:p>
          </table:table-cell>
          <table:table-cell office:value-type="float" office:value="0.00058892" calcext:value-type="float">
            <text:p>0.00059</text:p>
          </table:table-cell>
          <table:table-cell table:formula="of:=+[.S88]+[.T88]" office:value-type="float" office:value="1.67551608" calcext:value-type="float">
            <text:p>1.67551608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eutron molar m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office:value-type="float" office:value="1.00786045103557" calcext:value-type="float">
            <text:p>1.0079</text:p>
          </table:table-cell>
          <table:table-cell table:formula="of:=([.D89]^[.E89])*([.G89]^[.H89])*([.$K$2]^[.K89])" office:value-type="float" office:value="0.00100786050261422" calcext:value-type="float">
            <text:p>0.0010</text:p>
          </table:table-cell>
          <table:table-cell/>
          <table:table-cell office:value-type="string" calcext:value-type="string">
            <text:p>kg mol^-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.008564915" calcext:value-type="float">
            <text:p>1.0086</text:p>
          </table:table-cell>
          <table:table-cell office:value-type="float" office:value="-0.00070446" calcext:value-type="float">
            <text:p>-0.00070</text:p>
          </table:table-cell>
          <table:table-cell table:formula="of:=+[.S89]+[.T89]" office:value-type="float" office:value="1.007860455" calcext:value-type="float">
            <text:p>1.007860455</text:p>
          </table:table-cell>
          <table:table-cell table:number-columns-repeated="100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ewtonian gravitation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6.66666666666667" calcext:value-type="float">
            <text:p>6.6667</text:p>
          </table:table-cell>
          <table:table-cell table:formula="of:=([.D90]^[.E90])*([.G90]^[.H90])*([.$K$2]^[.K90])" office:value-type="float" office:value="0.666666666666667" calcext:value-type="float">
            <text:p>0.6667</text:p>
          </table:table-cell>
          <table:table-cell/>
          <table:table-cell office:value-type="string" calcext:value-type="string">
            <text:p>m^3 kg^-1 s^-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6.673" calcext:value-type="float">
            <text:p>6.6730</text:p>
          </table:table-cell>
          <table:table-cell office:value-type="float" office:value="-0.00633333" calcext:value-type="float">
            <text:p>-0.00633</text:p>
          </table:table-cell>
          <table:table-cell table:formula="of:=+[.S90]+[.T90]" office:value-type="float" office:value="6.66666667" calcext:value-type="float">
            <text:p>6.66666667</text:p>
          </table:table-cell>
          <table:table-cell table:number-columns-repeated="100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uclear magne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5.06605918211689" calcext:value-type="float">
            <text:p>5.0661</text:p>
          </table:table-cell>
          <table:table-cell table:formula="of:=([.D91]^[.E91])*([.G91]^[.H91])*([.$K$2]^[.K91])" office:value-type="float" office:value="0.050660593549522" calcext:value-type="float">
            <text:p>0.0507</text:p>
          </table:table-cell>
          <table:table-cell/>
          <table:table-cell office:value-type="string" calcext:value-type="string">
            <text:p>J T^-1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5.050578317" calcext:value-type="float">
            <text:p>5.0506</text:p>
          </table:table-cell>
          <table:table-cell office:value-type="float" office:value="0.01548087" calcext:value-type="float">
            <text:p>0.01548</text:p>
          </table:table-cell>
          <table:table-cell table:formula="of:=+[.S91]+[.T91]" office:value-type="float" office:value="5.066059187" calcext:value-type="float">
            <text:p>5.06605918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erm vc-el const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8.84194128288308" calcext:value-type="float">
            <text:p>8.8419</text:p>
          </table:table-cell>
          <table:table-cell table:formula="of:=([.D92]^[.E92])*([.G92]^[.H92])*([.$K$2]^[.K92])" office:value-type="float" office:value="0.00884194143371033" calcext:value-type="float">
            <text:p>0.0088</text:p>
          </table:table-cell>
          <table:table-cell/>
          <table:table-cell office:value-type="string" calcext:value-type="string">
            <text:p>F m^-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8.854187817" calcext:value-type="float">
            <text:p>8.8542</text:p>
          </table:table-cell>
          <table:table-cell office:value-type="float" office:value="-0.01224653" calcext:value-type="float">
            <text:p>-0.01225</text:p>
          </table:table-cell>
          <table:table-cell table:formula="of:=+[.S92]+[.T92]" office:value-type="float" office:value="8.841941287" calcext:value-type="float">
            <text:p>8.841941287</text:p>
          </table:table-cell>
          <table:table-cell table:number-columns-repeated="100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ermeability of vacuu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.25663706143592" calcext:value-type="float">
            <text:p>1.2566</text:p>
          </table:table-cell>
          <table:table-cell table:formula="of:=([.D93]^[.E93])*([.G93]^[.H93])*([.$K$2]^[.K93])" office:value-type="float" office:value="12.5663704" calcext:value-type="float">
            <text:p>12.5664</text:p>
          </table:table-cell>
          <table:table-cell/>
          <table:table-cell office:value-type="string" calcext:value-type="string">
            <text:p>H m^-1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.256637061" calcext:value-type="float">
            <text:p>1.2566</text:p>
          </table:table-cell>
          <table:table-cell office:value-type="float" office:value="0" calcext:value-type="float">
            <text:p>0.00000</text:p>
          </table:table-cell>
          <table:table-cell table:formula="of:=+[.S93]+[.T93]" office:value-type="float" office:value="1.256637061" calcext:value-type="float">
            <text:p>1.256637061</text:p>
          </table:table-cell>
          <table:table-cell table:number-columns-repeated="100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ermittivity vac squar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7.8179925649952" calcext:value-type="float">
            <text:p>7.8180</text:p>
          </table:table-cell>
          <table:table-cell table:formula="of:=([.D94]^[.E94])*([.G94]^[.H94])*([.$K$2]^[.K94])" office:value-type="float" office:value="0.0000781799283171636" calcext:value-type="float">
            <text:p>0.0001</text:p>
          </table:table-cell>
          <table:table-cell/>
          <table:table-cell office:value-type="string" calcext:value-type="string">
            <text:p>F^2 m^-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7.83966419" calcext:value-type="float">
            <text:p>7.8397</text:p>
          </table:table-cell>
          <table:table-cell office:value-type="float" office:value="-0.02167163" calcext:value-type="float">
            <text:p>-0.02167</text:p>
          </table:table-cell>
          <table:table-cell table:formula="of:=+[.S94]+[.T94]" office:value-type="float" office:value="7.81799256" calcext:value-type="float">
            <text:p>7.81799256</text:p>
          </table:table-cell>
          <table:table-cell table:number-columns-repeated="100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anc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6.63145596216231" calcext:value-type="float">
            <text:p>6.6315</text:p>
          </table:table-cell>
          <table:table-cell table:formula="of:=([.D95]^[.E95])*([.G95]^[.H95])*([.$K$2]^[.K95])" office:value-type="float" office:value="0.00663145607528275" calcext:value-type="float">
            <text:p>0.0066</text:p>
          </table:table-cell>
          <table:table-cell/>
          <table:table-cell office:value-type="string" calcext:value-type="string">
            <text:p>J s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6.62606876" calcext:value-type="float">
            <text:p>6.6261</text:p>
          </table:table-cell>
          <table:table-cell office:value-type="float" office:value="0.0053872" calcext:value-type="float">
            <text:p>0.00539</text:p>
          </table:table-cell>
          <table:table-cell table:formula="of:=+[.S95]+[.T95]" office:value-type="float" office:value="6.63145596" calcext:value-type="float">
            <text:p>6.63145596</text:p>
          </table:table-cell>
          <table:table-cell table:number-columns-repeated="100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anck / 2 pi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1.05542899627435" calcext:value-type="float">
            <text:p>1.0554</text:p>
          </table:table-cell>
          <table:table-cell table:formula="of:=([.D96]^[.E96])*([.G96]^[.H96])*([.$K$2]^[.K96])" office:value-type="float" office:value="0.00105542903228171" calcext:value-type="float">
            <text:p>0.0011</text:p>
          </table:table-cell>
          <table:table-cell/>
          <table:table-cell office:value-type="string" calcext:value-type="string">
            <text:p>J s</text:p>
          </table:table-cell>
          <table:table-cell office:value-type="float" office:value="-34" calcext:value-type="float">
            <text:p>-34</text:p>
          </table:table-cell>
          <table:table-cell/>
          <table:table-cell office:value-type="float" office:value="1.054571596" calcext:value-type="float">
            <text:p>1.0546</text:p>
          </table:table-cell>
          <table:table-cell office:value-type="float" office:value="0.0008574" calcext:value-type="float">
            <text:p>0.00086</text:p>
          </table:table-cell>
          <table:table-cell table:formula="of:=+[.S96]+[.T96]" office:value-type="float" office:value="1.055428996" calcext:value-type="float">
            <text:p>1.055428996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anck leng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office:value-type="float" office:value="1.6163569519749" calcext:value-type="float">
            <text:p>1.6164</text:p>
          </table:table-cell>
          <table:table-cell table:formula="of:=([.D97]^[.E97])*([.G97]^[.H97])*([.$K$2]^[.K97])" office:value-type="float" office:value="0.000016163570346942" calcext:value-type="float">
            <text:p>0.0000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.616" calcext:value-type="float">
            <text:p>1.6160</text:p>
          </table:table-cell>
          <table:table-cell office:value-type="float" office:value="0.00035695" calcext:value-type="float">
            <text:p>0.00036</text:p>
          </table:table-cell>
          <table:table-cell table:formula="of:=+[.S97]+[.T97]" office:value-type="float" office:value="1.61635695" calcext:value-type="float">
            <text:p>1.61635695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anck m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2.18089606238714" calcext:value-type="float">
            <text:p>2.1809</text:p>
          </table:table-cell>
          <table:table-cell table:formula="of:=([.D98]^[.E98])*([.G98]^[.H98])*([.$K$2]^[.K98])" office:value-type="float" office:value="0.00223890307736265" calcext:value-type="float">
            <text:p>0.0022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2.1767" calcext:value-type="float">
            <text:p>2.1767</text:p>
          </table:table-cell>
          <table:table-cell office:value-type="float" office:value="0.01619606" calcext:value-type="float">
            <text:p>0.01620</text:p>
          </table:table-cell>
          <table:table-cell table:formula="of:=+[.S98]+[.T98]" office:value-type="float" office:value="2.19289606" calcext:value-type="float">
            <text:p>2.19289606</text:p>
          </table:table-cell>
          <table:table-cell table:number-columns-repeated="100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lanck tim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5.38492607996825" calcext:value-type="float">
            <text:p>5.3849</text:p>
          </table:table-cell>
          <table:table-cell table:formula="of:=([.D99]^[.E99])*([.G99]^[.H99])*([.$K$2]^[.K99])" office:value-type="float" office:value="0.0053849258962544" calcext:value-type="float">
            <text:p>0.005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float" office:value="5.3906" calcext:value-type="float">
            <text:p>5.3906</text:p>
          </table:table-cell>
          <table:table-cell office:value-type="float" office:value="-0.00568392" calcext:value-type="float">
            <text:p>-0.00568</text:p>
          </table:table-cell>
          <table:table-cell table:formula="of:=+[.S99]+[.T99]" office:value-type="float" office:value="5.38491608" calcext:value-type="float">
            <text:p>5.38491608</text:p>
          </table:table-cell>
          <table:table-cell table:number-columns-repeated="100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oton charge- mass quo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9.54594154601836" calcext:value-type="float">
            <text:p>9.5459</text:p>
          </table:table-cell>
          <table:table-cell table:formula="of:=([.D100]^[.E100])*([.G100]^[.H100])*([.$K$2]^[.K100])" office:value-type="float" office:value="9.54594154601839" calcext:value-type="float">
            <text:p>9.5459</text:p>
          </table:table-cell>
          <table:table-cell/>
          <table:table-cell office:value-type="string" calcext:value-type="string">
            <text:p>C kg^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57883408" calcext:value-type="float">
            <text:p>9.5788</text:p>
          </table:table-cell>
          <table:table-cell office:value-type="float" office:value="-0.03289253" calcext:value-type="float">
            <text:p>-0.03289</text:p>
          </table:table-cell>
          <table:table-cell table:formula="of:=+[.S100]+[.T100]" office:value-type="float" office:value="9.54594155" calcext:value-type="float">
            <text:p>9.54594155</text:p>
          </table:table-cell>
          <table:table-cell table:number-columns-repeated="100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roton Compton wave x 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2.65165042944954" calcext:value-type="float">
            <text:p>2.6517</text:p>
          </table:table-cell>
          <table:table-cell table:formula="of:=([.D101]^[.E101])*([.G101]^[.H101])*([.$K$2]^[.K101])" office:value-type="float" office:value="0.265165042944955" calcext:value-type="float">
            <text:p>0.2652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.6428198" calcext:value-type="float">
            <text:p>2.6428</text:p>
          </table:table-cell>
          <table:table-cell office:value-type="float" office:value="0.00883063" calcext:value-type="float">
            <text:p>0.00883</text:p>
          </table:table-cell>
          <table:table-cell table:formula="of:=+[.S101]+[.T101]" office:value-type="float" office:value="2.65165043" calcext:value-type="float">
            <text:p>2.65165043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roton g fac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5.58505360638185" calcext:value-type="float">
            <text:p>5.5851</text:p>
          </table:table-cell>
          <table:table-cell table:formula="of:=([.D102]^[.E102])*([.G102]^[.H102])*([.$K$2]^[.K102])" office:value-type="float" office:value="5.58505351111111" calcext:value-type="float">
            <text:p>5.58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.585694675" calcext:value-type="float">
            <text:p>5.5857</text:p>
          </table:table-cell>
          <table:table-cell office:value-type="float" office:value="-0.00064107" calcext:value-type="float">
            <text:p>-0.00064</text:p>
          </table:table-cell>
          <table:table-cell table:formula="of:=+[.S102]+[.T102]" office:value-type="float" office:value="5.585053605" calcext:value-type="float">
            <text:p>5.585053605</text:p>
          </table:table-cell>
          <table:table-cell table:number-columns-repeated="100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roton gyro rati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2.66572976289503" calcext:value-type="float">
            <text:p>2.6657</text:p>
          </table:table-cell>
          <table:table-cell table:formula="of:=([.D103]^[.E103])*([.G103]^[.H103])*([.$K$2]^[.K103])" office:value-type="float" office:value="26.6572971742257" calcext:value-type="float">
            <text:p>26.6573</text:p>
          </table:table-cell>
          <table:table-cell/>
          <table:table-cell office:value-type="string" calcext:value-type="string">
            <text:p>s^-1 T^-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6751301" calcext:value-type="float">
            <text:p>2.6751</text:p>
          </table:table-cell>
          <table:table-cell office:value-type="float" office:value="-0.00940034" calcext:value-type="float">
            <text:p>-0.00940</text:p>
          </table:table-cell>
          <table:table-cell table:formula="of:=+[.S103]+[.T103]" office:value-type="float" office:value="2.66572976" calcext:value-type="float">
            <text:p>2.66572976</text:p>
          </table:table-cell>
          <table:table-cell table:number-columns-repeated="100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oton mag sh correcti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2.56600119639833" calcext:value-type="float">
            <text:p>2.5660</text:p>
          </table:table-cell>
          <table:table-cell table:formula="of:=([.D104]^[.E104])*([.G104]^[.H104])*([.$K$2]^[.K104])" office:value-type="float" office:value="0.256600119639834" calcext:value-type="float">
            <text:p>0.2566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float" office:value="2.5687" calcext:value-type="float">
            <text:p>2.5687</text:p>
          </table:table-cell>
          <table:table-cell office:value-type="float" office:value="-0.0026988" calcext:value-type="float">
            <text:p>-0.00270</text:p>
          </table:table-cell>
          <table:table-cell table:formula="of:=+[.S104]+[.T104]" office:value-type="float" office:value="2.5660012" calcext:value-type="float">
            <text:p>2.5660012</text:p>
          </table:table-cell>
          <table:table-cell table:number-columns-repeated="100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oton magnetic momen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.39626340159546" calcext:value-type="float">
            <text:p>1.3963</text:p>
          </table:table-cell>
          <table:table-cell table:formula="of:=([.D105]^[.E105])*([.G105]^[.H105])*([.$K$2]^[.K105])" office:value-type="float" office:value="1.39626337777778" calcext:value-type="float">
            <text:p>1.3963</text:p>
          </table:table-cell>
          <table:table-cell/>
          <table:table-cell office:value-type="string" calcext:value-type="string">
            <text:p>J T^-1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.410606633" calcext:value-type="float">
            <text:p>1.4106</text:p>
          </table:table-cell>
          <table:table-cell office:value-type="float" office:value="-0.01434323" calcext:value-type="float">
            <text:p>-0.01434</text:p>
          </table:table-cell>
          <table:table-cell table:formula="of:=+[.S105]+[.T105]" office:value-type="float" office:value="1.396263403" calcext:value-type="float">
            <text:p>1.396263403</text:p>
          </table:table-cell>
          <table:table-cell table:number-columns-repeated="100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roton mass k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1.67492740791334" calcext:value-type="float">
            <text:p>1.6749</text:p>
          </table:table-cell>
          <table:table-cell table:formula="of:=([.D106]^[.E106])*([.G106]^[.H106])*([.$K$2]^[.K106])" office:value-type="float" office:value="167.492735077097" calcext:value-type="float">
            <text:p>167.4927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1.67262158" calcext:value-type="float">
            <text:p>1.6726</text:p>
          </table:table-cell>
          <table:table-cell office:value-type="float" office:value="0.00230583" calcext:value-type="float">
            <text:p>0.00231</text:p>
          </table:table-cell>
          <table:table-cell table:formula="of:=+[.S106]+[.T106]" office:value-type="float" office:value="1.67492741" calcext:value-type="float">
            <text:p>1.67492741</text:p>
          </table:table-cell>
          <table:table-cell table:number-columns-repeated="100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roton mass/electron m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office:value-type="float" office:value="1.83676343518296" calcext:value-type="float">
            <text:p>1.8368</text:p>
          </table:table-cell>
          <table:table-cell table:formula="of:=([.D107]^[.E107])*([.G107]^[.H107])*([.$K$2]^[.K107])" office:value-type="float" office:value="183.676330985573" calcext:value-type="float">
            <text:p>183.676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.836" calcext:value-type="float">
            <text:p>1.8360</text:p>
          </table:table-cell>
          <table:table-cell office:value-type="float" office:value="0.00076344" calcext:value-type="float">
            <text:p>0.00076</text:p>
          </table:table-cell>
          <table:table-cell table:formula="of:=+[.S107]+[.T107]" office:value-type="float" office:value="1.83676344" calcext:value-type="float">
            <text:p>1.83676344</text:p>
          </table:table-cell>
          <table:table-cell table:number-columns-repeated="100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roton specific charg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9.54929658551373" calcext:value-type="float">
            <text:p>9.5493</text:p>
          </table:table-cell>
          <table:table-cell table:formula="of:=([.D108]^[.E108])*([.G108]^[.H108])*([.$K$2]^[.K108])" office:value-type="float" office:value="0.954929674840716" calcext:value-type="float">
            <text:p>0.9549</text:p>
          </table:table-cell>
          <table:table-cell/>
          <table:table-cell office:value-type="string" calcext:value-type="string">
            <text:p>C k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57883408" calcext:value-type="float">
            <text:p>9.5788</text:p>
          </table:table-cell>
          <table:table-cell office:value-type="float" office:value="-0.02953749" calcext:value-type="float">
            <text:p>-0.02954</text:p>
          </table:table-cell>
          <table:table-cell table:formula="of:=+[.S108]+[.T108]" office:value-type="float" office:value="9.54929659" calcext:value-type="float">
            <text:p>9.54929659</text:p>
          </table:table-cell>
          <table:table-cell table:number-columns-repeated="100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quantum circul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3.62759872846843" calcext:value-type="float">
            <text:p>3.6276</text:p>
          </table:table-cell>
          <table:table-cell table:formula="of:=([.D109]^[.E109])*([.G109]^[.H109])*([.$K$2]^[.K109])" office:value-type="float" office:value="3.62759866658827" calcext:value-type="float">
            <text:p>3.6276</text:p>
          </table:table-cell>
          <table:table-cell/>
          <table:table-cell office:value-type="string" calcext:value-type="string">
            <text:p>m^2 s^-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3.636947416" calcext:value-type="float">
            <text:p>3.6369</text:p>
          </table:table-cell>
          <table:table-cell office:value-type="float" office:value="-0.01869758" calcext:value-type="float">
            <text:p>-0.01870</text:p>
          </table:table-cell>
          <table:table-cell table:formula="of:=+[.S109]+[.T109]" office:value-type="float" office:value="3.618249836" calcext:value-type="float">
            <text:p>3.618249836</text:p>
          </table:table-cell>
          <table:table-cell table:number-columns-repeated="100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quantum of circul x 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7.25519745693685" calcext:value-type="float">
            <text:p>7.2552</text:p>
          </table:table-cell>
          <table:table-cell table:formula="of:=([.D110]^[.E110])*([.G110]^[.H110])*([.$K$2]^[.K110])" office:value-type="float" office:value="7.25519733317655" calcext:value-type="float">
            <text:p>7.2552</text:p>
          </table:table-cell>
          <table:table-cell/>
          <table:table-cell office:value-type="string" calcext:value-type="string">
            <text:p>m^2 s^-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.273895032" calcext:value-type="float">
            <text:p>7.2739</text:p>
          </table:table-cell>
          <table:table-cell office:value-type="float" office:value="-0.01869758" calcext:value-type="float">
            <text:p>-0.01870</text:p>
          </table:table-cell>
          <table:table-cell table:formula="of:=+[.S110]+[.T110]" office:value-type="float" office:value="7.255197452" calcext:value-type="float">
            <text:p>7.255197452</text:p>
          </table:table-cell>
          <table:table-cell table:number-columns-repeated="100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adiation const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3.5" calcext:value-type="float">
            <text:p>-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7.56015352710854" calcext:value-type="float">
            <text:p>7.5602</text:p>
          </table:table-cell>
          <table:table-cell table:formula="of:=([.D111]^[.E111])*([.G111]^[.H111])*([.$K$2]^[.K111])" office:value-type="float" office:value="0.00756015352710857" calcext:value-type="float">
            <text:p>0.0076</text:p>
          </table:table-cell>
          <table:table-cell/>
          <table:table-cell office:value-type="string" calcext:value-type="string">
            <text:p>J m^-3 K^-4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7.5675" calcext:value-type="float">
            <text:p>7.5675</text:p>
          </table:table-cell>
          <table:table-cell office:value-type="float" office:value="-0.00734647" calcext:value-type="float">
            <text:p>-0.00735</text:p>
          </table:table-cell>
          <table:table-cell table:formula="of:=+[.S111]+[.T111]" office:value-type="float" office:value="7.56015353" calcext:value-type="float">
            <text:p>7.56015353</text:p>
          </table:table-cell>
          <table:table-cell table:number-columns-repeated="100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ydberg const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1.09662271123215" calcext:value-type="float">
            <text:p>1.0966</text:p>
          </table:table-cell>
          <table:table-cell table:formula="of:=([.D112]^[.E112])*([.G112]^[.H112])*([.$K$2]^[.K112])" office:value-type="float" office:value="1.09662267381942" calcext:value-type="float">
            <text:p>1.0966</text:p>
          </table:table-cell>
          <table:table-cell/>
          <table:table-cell office:value-type="string" calcext:value-type="string">
            <text:p>m^-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097373157" calcext:value-type="float">
            <text:p>1.0974</text:p>
          </table:table-cell>
          <table:table-cell office:value-type="float" office:value="-0.00075045" calcext:value-type="float">
            <text:p>-0.00075</text:p>
          </table:table-cell>
          <table:table-cell table:formula="of:=+[.S112]+[.T112]" office:value-type="float" office:value="1.096622707" calcext:value-type="float">
            <text:p>1.096622707</text:p>
          </table:table-cell>
          <table:table-cell table:number-columns-repeated="100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ydberg x hc - in e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.36082763487954" calcext:value-type="float">
            <text:p>1.3608</text:p>
          </table:table-cell>
          <table:table-cell table:formula="of:=([.D113]^[.E113])*([.G113]^[.H113])*([.$K$2]^[.K113])" office:value-type="float" office:value="0.136082763487954" calcext:value-type="float">
            <text:p>0.1361</text:p>
          </table:table-cell>
          <table:table-cell/>
          <table:table-cell office:value-type="string" calcext:value-type="string">
            <text:p>e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360569172" calcext:value-type="float">
            <text:p>1.3606</text:p>
          </table:table-cell>
          <table:table-cell office:value-type="float" office:value="0.00025846" calcext:value-type="float">
            <text:p>0.00026</text:p>
          </table:table-cell>
          <table:table-cell table:formula="of:=+[.S113]+[.T113]" office:value-type="float" office:value="1.360827632" calcext:value-type="float">
            <text:p>1.360827632</text:p>
          </table:table-cell>
          <table:table-cell table:number-columns-repeated="100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1-s2 Hydroge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2.46826829897686" calcext:value-type="float">
            <text:p>2.4683</text:p>
          </table:table-cell>
          <table:table-cell table:formula="of:=([.D114]^[.E114])*([.G114]^[.H114])*([.$K$2]^[.K114])" office:value-type="float" office:value="0.246826825687275" calcext:value-type="float">
            <text:p>0.2468</text:p>
          </table:table-cell>
          <table:table-cell/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466061413" calcext:value-type="float">
            <text:p>2.4661</text:p>
          </table:table-cell>
          <table:table-cell office:value-type="float" office:value="0.00220689" calcext:value-type="float">
            <text:p>0.00221</text:p>
          </table:table-cell>
          <table:table-cell table:formula="of:=+[.S114]+[.T114]" office:value-type="float" office:value="2.468268303" calcext:value-type="float">
            <text:p>2.468268303</text:p>
          </table:table-cell>
          <table:table-cell table:number-columns-repeated="100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akur Tetrode const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.15429484714567" calcext:value-type="float">
            <text:p>1.1543</text:p>
          </table:table-cell>
          <table:table-cell table:formula="of:=([.D115]^[.E115])*([.G115]^[.H115])*([.$K$2]^[.K115])" office:value-type="float" office:value="11.5429482745553" calcext:value-type="float">
            <text:p>11.54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1517048" calcext:value-type="float">
            <text:p>1.1517</text:p>
          </table:table-cell>
          <table:table-cell office:value-type="float" office:value="0.00259005" calcext:value-type="float">
            <text:p>0.00259</text:p>
          </table:table-cell>
          <table:table-cell table:formula="of:=+[.S115]+[.T115]" office:value-type="float" office:value="1.15429485" calcext:value-type="float">
            <text:p>1.15429485</text:p>
          </table:table-cell>
          <table:table-cell table:number-columns-repeated="100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h helion gyro rati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2.05689024914738" calcext:value-type="float">
            <text:p>2.0569</text:p>
          </table:table-cell>
          <table:table-cell table:formula="of:=([.D116]^[.E116])*([.G116]^[.H116])*([.$K$2]^[.K116])" office:value-type="float" office:value="0.0205689021406063" calcext:value-type="float">
            <text:p>0.0206</text:p>
          </table:table-cell>
          <table:table-cell/>
          <table:table-cell office:value-type="string" calcext:value-type="string">
            <text:p>s^-1 T^-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057894764" calcext:value-type="float">
            <text:p>2.0579</text:p>
          </table:table-cell>
          <table:table-cell office:value-type="float" office:value="-0.00100451" calcext:value-type="float">
            <text:p>-0.00100</text:p>
          </table:table-cell>
          <table:table-cell table:formula="of:=+[.S116]+[.T116]" office:value-type="float" office:value="2.056890254" calcext:value-type="float">
            <text:p>2.056890254</text:p>
          </table:table-cell>
          <table:table-cell table:number-columns-repeated="100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h helion magnetic mo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1.07467344047016" calcext:value-type="float">
            <text:p>1.0747</text:p>
          </table:table-cell>
          <table:table-cell table:formula="of:=([.D117]^[.E117])*([.G117]^[.H117])*([.$K$2]^[.K117])" office:value-type="float" office:value="0.107467347713407" calcext:value-type="float">
            <text:p>0.1075</text:p>
          </table:table-cell>
          <table:table-cell/>
          <table:table-cell office:value-type="string" calcext:value-type="string">
            <text:p>J T^-1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.074552967" calcext:value-type="float">
            <text:p>1.0746</text:p>
          </table:table-cell>
          <table:table-cell office:value-type="float" office:value="0.00012047" calcext:value-type="float">
            <text:p>0.00012</text:p>
          </table:table-cell>
          <table:table-cell table:formula="of:=+[.S117]+[.T117]" office:value-type="float" office:value="1.074673437" calcext:value-type="float">
            <text:p>1.074673437</text:p>
          </table:table-cell>
          <table:table-cell table:number-columns-repeated="100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h proton gyro rati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2.66666666666667" calcext:value-type="float">
            <text:p>2.6667</text:p>
          </table:table-cell>
          <table:table-cell table:formula="of:=([.D118]^[.E118])*([.G118]^[.H118])*([.$K$2]^[.K118])" office:value-type="float" office:value="2.66666666666667" calcext:value-type="float">
            <text:p>2.6667</text:p>
          </table:table-cell>
          <table:table-cell/>
          <table:table-cell office:value-type="string" calcext:value-type="string">
            <text:p>s^-1 T^-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67515341" calcext:value-type="float">
            <text:p>2.6752</text:p>
          </table:table-cell>
          <table:table-cell office:value-type="float" office:value="-0.00848674" calcext:value-type="float">
            <text:p>-0.00849</text:p>
          </table:table-cell>
          <table:table-cell table:formula="of:=+[.S118]+[.T118]" office:value-type="float" office:value="2.66666667" calcext:value-type="float">
            <text:p>2.66666667</text:p>
          </table:table-cell>
          <table:table-cell table:number-columns-repeated="100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h proton magnetic mo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.41371669411541" calcext:value-type="float">
            <text:p>1.4137</text:p>
          </table:table-cell>
          <table:table-cell table:formula="of:=([.D119]^[.E119])*([.G119]^[.H119])*([.$K$2]^[.K119])" office:value-type="float" office:value="14.1371667" calcext:value-type="float">
            <text:p>14.1372</text:p>
          </table:table-cell>
          <table:table-cell/>
          <table:table-cell office:value-type="string" calcext:value-type="string">
            <text:p>J T^-1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1.410570399" calcext:value-type="float">
            <text:p>1.4106</text:p>
          </table:table-cell>
          <table:table-cell office:value-type="float" office:value="0.0031463" calcext:value-type="float">
            <text:p>0.00315</text:p>
          </table:table-cell>
          <table:table-cell table:formula="of:=+[.S119]+[.T119]" office:value-type="float" office:value="1.413716699" calcext:value-type="float">
            <text:p>1.413716699</text:p>
          </table:table-cell>
          <table:table-cell table:number-columns-repeated="100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pecific electron charg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75431780277577" calcext:value-type="float">
            <text:p>1.7543</text:p>
          </table:table-cell>
          <table:table-cell table:formula="of:=([.D120]^[.E120])*([.G120]^[.H120])*([.$K$2]^[.K120])" office:value-type="float" office:value="1.75431783270121" calcext:value-type="float">
            <text:p>1.7543</text:p>
          </table:table-cell>
          <table:table-cell/>
          <table:table-cell office:value-type="string" calcext:value-type="string">
            <text:p>C kg^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588047" calcext:value-type="float">
            <text:p>1.7588</text:p>
          </table:table-cell>
          <table:table-cell office:value-type="float" office:value="-0.0044869" calcext:value-type="float">
            <text:p>-0.00449</text:p>
          </table:table-cell>
          <table:table-cell table:formula="of:=+[.S120]+[.T120]" office:value-type="float" office:value="1.7543178" calcext:value-type="float">
            <text:p>1.7543178</text:p>
          </table:table-cell>
          <table:table-cell table:number-columns-repeated="100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eed of sound - dry ai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3.30797337253076" calcext:value-type="float">
            <text:p>3.3080</text:p>
          </table:table-cell>
          <table:table-cell table:formula="of:=([.D121]^[.E121])*([.G121]^[.H121])*([.$K$2]^[.K121])" office:value-type="float" office:value="3.3079734289587" calcext:value-type="float">
            <text:p>3.3080</text:p>
          </table:table-cell>
          <table:table-cell/>
          <table:table-cell office:value-type="string" calcext:value-type="string">
            <text:p>m s^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14" calcext:value-type="float">
            <text:p>3.3140</text:p>
          </table:table-cell>
          <table:table-cell office:value-type="float" office:value="-0.00602663" calcext:value-type="float">
            <text:p>-0.00603</text:p>
          </table:table-cell>
          <table:table-cell table:formula="of:=+[.S121]+[.T121]" office:value-type="float" office:value="3.30797337" calcext:value-type="float">
            <text:p>3.30797337</text:p>
          </table:table-cell>
          <table:table-cell table:number-columns-repeated="100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andard accel - gravit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9.79795897113276" calcext:value-type="float">
            <text:p>9.7980</text:p>
          </table:table-cell>
          <table:table-cell table:formula="of:=([.D122]^[.E122])*([.G122]^[.H122])*([.$K$2]^[.K122])" office:value-type="float" office:value="9.79795897113271" calcext:value-type="float">
            <text:p>9.7980</text:p>
          </table:table-cell>
          <table:table-cell/>
          <table:table-cell office:value-type="string" calcext:value-type="string">
            <text:p>m s^-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80665" calcext:value-type="float">
            <text:p>9.8067</text:p>
          </table:table-cell>
          <table:table-cell office:value-type="float" office:value="-0.00869103" calcext:value-type="float">
            <text:p>-0.00869</text:p>
          </table:table-cell>
          <table:table-cell table:formula="of:=+[.S122]+[.T122]" office:value-type="float" office:value="9.79795897" calcext:value-type="float">
            <text:p>9.79795897</text:p>
          </table:table-cell>
          <table:table-cell table:number-columns-repeated="100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ndard atmosphe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1.01321183642338" calcext:value-type="float">
            <text:p>1.0132</text:p>
          </table:table-cell>
          <table:table-cell table:formula="of:=([.D123]^[.E123])*([.G123]^[.H123])*([.$K$2]^[.K123])" office:value-type="float" office:value="0.101321187099044" calcext:value-type="float">
            <text:p>0.1013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01325" calcext:value-type="float">
            <text:p>1.0133</text:p>
          </table:table-cell>
          <table:table-cell office:value-type="float" office:value="-0.00003816" calcext:value-type="float">
            <text:p>-0.00004</text:p>
          </table:table-cell>
          <table:table-cell table:formula="of:=+[.S123]+[.T123]" office:value-type="float" office:value="1.01321184" calcext:value-type="float">
            <text:p>1.01321184</text:p>
          </table:table-cell>
          <table:table-cell table:number-columns-repeated="100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efan-Boltzman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5.6568542494924" calcext:value-type="float">
            <text:p>5.6569</text:p>
          </table:table-cell>
          <table:table-cell table:formula="of:=([.D124]^[.E124])*([.G124]^[.H124])*([.$K$2]^[.K124])" office:value-type="float" office:value="5.65685424949238" calcext:value-type="float">
            <text:p>5.6569</text:p>
          </table:table-cell>
          <table:table-cell/>
          <table:table-cell office:value-type="string" calcext:value-type="string">
            <text:p>W m^-2 K^-4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5.6704" calcext:value-type="float">
            <text:p>5.6704</text:p>
          </table:table-cell>
          <table:table-cell office:value-type="float" office:value="-0.01354575" calcext:value-type="float">
            <text:p>-0.01355</text:p>
          </table:table-cell>
          <table:table-cell table:formula="of:=+[.S124]+[.T124]" office:value-type="float" office:value="5.65685425" calcext:value-type="float">
            <text:p>5.65685425</text:p>
          </table:table-cell>
          <table:table-cell table:number-columns-repeated="100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u Compton waveleng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6.98131700797731" calcext:value-type="float">
            <text:p>6.9813</text:p>
          </table:table-cell>
          <table:table-cell table:formula="of:=([.D125]^[.E125])*([.G125]^[.H125])*([.$K$2]^[.K125])" office:value-type="float" office:value="0.698131688888889" calcext:value-type="float">
            <text:p>0.6981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.9997" calcext:value-type="float">
            <text:p>6.9997</text:p>
          </table:table-cell>
          <table:table-cell office:value-type="float" office:value="-0.01838299" calcext:value-type="float">
            <text:p>-0.01838</text:p>
          </table:table-cell>
          <table:table-cell table:formula="of:=+[.S125]+[.T125]" office:value-type="float" office:value="6.98131701" calcext:value-type="float">
            <text:p>6.98131701</text:p>
          </table:table-cell>
          <table:table-cell table:number-columns-repeated="100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au m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  <table:table-cell office:value-type="float" office:value="3.16628698882305" calcext:value-type="float">
            <text:p>3.1663</text:p>
          </table:table-cell>
          <table:table-cell table:formula="of:=([.D126]^[.E126])*([.G126]^[.H126])*([.$K$2]^[.K126])" office:value-type="float" office:value="0.00316628709684512" calcext:value-type="float">
            <text:p>0.0032</text:p>
          </table:table-cell>
          <table:table-cell/>
          <table:table-cell office:value-type="string" calcext:value-type="string">
            <text:p>kg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3.167885" calcext:value-type="float">
            <text:p>3.1679</text:p>
          </table:table-cell>
          <table:table-cell office:value-type="float" office:value="-0.00159801" calcext:value-type="float">
            <text:p>-0.00160</text:p>
          </table:table-cell>
          <table:table-cell table:formula="of:=+[.S126]+[.T126]" office:value-type="float" office:value="3.16628699" calcext:value-type="float">
            <text:p>3.16628699</text:p>
          </table:table-cell>
          <table:table-cell table:number-columns-repeated="100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u molar m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1.90985931710275" calcext:value-type="float">
            <text:p>1.9099</text:p>
          </table:table-cell>
          <table:table-cell table:formula="of:=([.D127]^[.E127])*([.G127]^[.H127])*([.$K$2]^[.K127])" office:value-type="float" office:value="1.90985934968143" calcext:value-type="float">
            <text:p>1.909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.90774" calcext:value-type="float">
            <text:p>1.9077</text:p>
          </table:table-cell>
          <table:table-cell office:value-type="float" office:value="0.00211932" calcext:value-type="float">
            <text:p>0.00212</text:p>
          </table:table-cell>
          <table:table-cell table:formula="of:=+[.S127]+[.T127]" office:value-type="float" office:value="1.90985932" calcext:value-type="float">
            <text:p>1.90985932</text:p>
          </table:table-cell>
          <table:table-cell table:number-columns-repeated="100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homson cross sec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6.66432440723752" calcext:value-type="float">
            <text:p>6.6643</text:p>
          </table:table-cell>
          <table:table-cell table:formula="of:=([.D128]^[.E128])*([.G128]^[.H128])*([.$K$2]^[.K128])" office:value-type="float" office:value="6.66432429355643" calcext:value-type="float">
            <text:p>6.6643</text:p>
          </table:table-cell>
          <table:table-cell/>
          <table:table-cell office:value-type="string" calcext:value-type="string">
            <text:p>kg mol^-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6.65245854" calcext:value-type="float">
            <text:p>6.6525</text:p>
          </table:table-cell>
          <table:table-cell office:value-type="float" office:value="0.01186587" calcext:value-type="float">
            <text:p>0.01187</text:p>
          </table:table-cell>
          <table:table-cell table:formula="of:=+[.S128]+[.T128]" office:value-type="float" office:value="6.66432441" calcext:value-type="float">
            <text:p>6.66432441</text:p>
          </table:table-cell>
          <table:table-cell table:number-columns-repeated="100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on Klitz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2.61799387799149" calcext:value-type="float">
            <text:p>2.6180</text:p>
          </table:table-cell>
          <table:table-cell table:formula="of:=([.D129]^[.E129])*([.G129]^[.H129])*([.$K$2]^[.K129])" office:value-type="float" office:value="0.261799383333333" calcext:value-type="float">
            <text:p>0.2618</text:p>
          </table:table-cell>
          <table:table-cell/>
          <table:table-cell office:value-type="string" calcext:value-type="string">
            <text:p>oh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81280757" calcext:value-type="float">
            <text:p>2.5813</text:p>
          </table:table-cell>
          <table:table-cell office:value-type="float" office:value="0.03671312" calcext:value-type="float">
            <text:p>0.03671</text:p>
          </table:table-cell>
          <table:table-cell table:formula="of:=+[.S129]+[.T129]" office:value-type="float" office:value="2.617993877" calcext:value-type="float">
            <text:p>2.617993877</text:p>
          </table:table-cell>
          <table:table-cell table:number-columns-repeated="100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avenumber/photon energ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float" office:value="8.05849824859872" calcext:value-type="float">
            <text:p>8.0585</text:p>
          </table:table-cell>
          <table:table-cell table:formula="of:=([.D130]^[.E130])*([.G130]^[.H130])*([.$K$2]^[.K130])" office:value-type="float" office:value="8.05849797367238" calcext:value-type="float">
            <text:p>8.0585</text:p>
          </table:table-cell>
          <table:table-cell/>
          <table:table-cell office:value-type="string" calcext:value-type="string">
            <text:p>Ev^-1 cm^-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8.06554477" calcext:value-type="float">
            <text:p>8.0655</text:p>
          </table:table-cell>
          <table:table-cell office:value-type="float" office:value="-0.00704652" calcext:value-type="float">
            <text:p>-0.00705</text:p>
          </table:table-cell>
          <table:table-cell table:formula="of:=+[.S130]+[.T130]" office:value-type="float" office:value="8.05849825" calcext:value-type="float">
            <text:p>8.05849825</text:p>
          </table:table-cell>
          <table:table-cell table:number-columns-repeated="100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weak mixing ang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office:value-type="float" office:value="2.25079079039276" calcext:value-type="float">
            <text:p>2.2508</text:p>
          </table:table-cell>
          <table:table-cell table:formula="of:=([.D131]^[.E131])*([.G131]^[.H131])*([.$K$2]^[.K131])" office:value-type="float" office:value="0.225079082878712" calcext:value-type="float">
            <text:p>0.225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2.224" calcext:value-type="float">
            <text:p>2.2240</text:p>
          </table:table-cell>
          <table:table-cell office:value-type="float" office:value="0.02679079" calcext:value-type="float">
            <text:p>0.02679</text:p>
          </table:table-cell>
          <table:table-cell table:formula="of:=+[.S131]+[.T131]" office:value-type="float" office:value="2.25079079" calcext:value-type="float">
            <text:p>2.25079079</text:p>
          </table:table-cell>
          <table:table-cell table:number-columns-repeated="100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ien displacement law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2.88675134594812" calcext:value-type="float">
            <text:p>2.8868</text:p>
          </table:table-cell>
          <table:table-cell table:formula="of:=([.D132]^[.E132])*([.G132]^[.H132])*([.$K$2]^[.K132])" office:value-type="float" office:value="0.288675134594813" calcext:value-type="float">
            <text:p>0.2887</text:p>
          </table:table-cell>
          <table:table-cell/>
          <table:table-cell office:value-type="string" calcext:value-type="string">
            <text:p>m K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.8977686" calcext:value-type="float">
            <text:p>2.8978</text:p>
          </table:table-cell>
          <table:table-cell office:value-type="float" office:value="-0.01101725" calcext:value-type="float">
            <text:p>-0.01102</text:p>
          </table:table-cell>
          <table:table-cell table:formula="of:=+[.S132]+[.T132]" office:value-type="float" office:value="2.88675135" calcext:value-type="float">
            <text:p>2.88675135</text:p>
          </table:table-cell>
          <table:table-cell table:number-columns-repeated="1003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23:21:28.576360053</meta:creation-date>
    <dc:date>2020-11-20T00:01:20.213091708</dc:date>
    <meta:editing-duration>PT9M20S</meta:editing-duration>
    <meta:editing-cycles>2</meta:editing-cycles>
    <meta:generator>LibreOffice/6.4.7.2$Linux_X86_64 LibreOffice_project/40$Build-2</meta:generator>
    <meta:document-statistic meta:table-count="1" meta:cell-count="2337" meta:object-count="0"/>
  </office:meta>
</office:document-meta>
</file>